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2.1875in" table:align="left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0.3125in"/>
    </style:style>
    <style:style style:name="Table1.1" style:family="table-row">
      <style:table-row-properties style:min-row-height="0.2083in"/>
    </style:style>
    <style:style style:name="Table1.A1" style:family="table-cell">
      <style:table-cell-properties style:vertical-align="middle" fo:padding="0in" fo:border="none"/>
    </style:style>
    <style:style style:name="Table1.A741" style:family="table-cell">
      <style:table-cell-properties style:vertical-align="middle"/>
    </style:style>
    <style:style style:name="Table1.A742" style:family="table-cell">
      <style:table-cell-properties style:vertical-align="middle"/>
    </style:style>
    <style:style style:name="Table1.2116" style:family="table-row">
      <style:table-row-properties style:min-row-height="0.4167in"/>
    </style:style>
    <style:style style:name="T1" style:family="text">
      <style:text-properties loext:padding="0in" loext:border="none"/>
    </style:style>
    <style:style style:name="T2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Contents"><text:a xlink:type="simple" xlink:href="https://pt.wikipedia.org/wiki/Abadia_de_Goiás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badia_dos_Dourado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badiânia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baeté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baetetuba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baiara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baír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baré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batiá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bdon_Batista_(Santa_Catarina)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bel_Figueiredo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belardo_Luz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bre_Campo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breu_e_Lima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breulândia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caiac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çailândia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cajutib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cará_(Pará)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Pacaraima" text:style-name="Internet_20_link" text:visited-style-name="Visited_20_Internet_20_Link"/></text:p>
          </table:table-cell>
          <table:table-cell table:style-name="Table1.A1" office:value-type="string">
            <text:p text:style-name="Table_20_Contents">R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carape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caraú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cari_(Rio_Grande_do_Norte)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cauã_(Piauí)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ceguá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copiara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crelândia" text:style-name="Internet_20_link" text:visited-style-name="Visited_20_Internet_20_Link"/></text:p>
          </table:table-cell>
          <table:table-cell table:style-name="Table1.A1" office:value-type="string">
            <text:p text:style-name="Table_20_Contents">A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creúna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çucena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damantin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delândia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dolfo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dolfo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drianópolis_(Paraná)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dustin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fogados_da_Ingazeira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fonso_Bezerra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fonso_Cláudio" text:style-name="Internet_20_link" text:visited-style-name="Visited_20_Internet_20_Link"/></text:p>
          </table:table-cell>
          <table:table-cell table:style-name="Table1.A1" office:value-type="string">
            <text:p text:style-name="Table_20_Contents">E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fonso_Cunha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frânio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fuá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grestina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gricolândia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grolândia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Agronômica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Água_Azul_do_Norte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Água_Boa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Água_Branca_(Alagoas)" text:style-name="Internet_20_link" text:visited-style-name="Visited_20_Internet_20_Link"/></text:p>
          </table:table-cell>
          <table:table-cell table:style-name="Table1.A1" office:value-type="string">
            <text:p text:style-name="Table_20_Contents">AL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Água_Branca_(Paraíba)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Água_Branca_(Piauí)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Água_Clara" text:style-name="Internet_20_link" text:visited-style-name="Visited_20_Internet_20_Link"/></text:p>
          </table:table-cell>
          <table:table-cell table:style-name="Table1.A1" office:value-type="string">
            <text:p text:style-name="Table_20_Contents">M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Água_Comprid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Água_Doce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Água_Doce_do_Maranhão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Água_Doce_do_Norte" text:style-name="Internet_20_link" text:visited-style-name="Visited_20_Internet_20_Link"/></text:p>
          </table:table-cell>
          <table:table-cell table:style-name="Table1.A1" office:value-type="string">
            <text:p text:style-name="Table_20_Contents">E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Água_Fria_(Bahia)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Água_Fria_de_Goiás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Água_Limpa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Água_Nova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Água_Preta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Água_Santa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guaí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guanil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Águas_Belas_(Pernambuco)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Águas_da_Prat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Águas_de_Chapecó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Águas_de_Lindói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Águas_de_Santa_Bárbar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Águas_de_São_Pedro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Águas_Formosa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Águas_Frias_(Santa_Catarina)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Águas_Lindas_de_Goiás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Águas_Mornas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Águas_Vermelha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gudo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gudos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gudos_do_Sul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Águia_Branca" text:style-name="Internet_20_link" text:visited-style-name="Visited_20_Internet_20_Link"/></text:p>
          </table:table-cell>
          <table:table-cell table:style-name="Table1.A1" office:value-type="string">
            <text:p text:style-name="Table_20_Contents">E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guiar_(Paraíba)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guiarnópolis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imorés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iquar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iuaba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iuruoc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juricaba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ago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agoa_Grande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agoa_Nova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agoinha_(Paraíba)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Alagoinha_(Pernambuco)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agoinha_do_Piauí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agoinhas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ambari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bertina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cântara_(Maranhão)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cântaras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cantil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cinópolis" text:style-name="Internet_20_link" text:visited-style-name="Visited_20_Internet_20_Link"/></text:p>
          </table:table-cell>
          <table:table-cell table:style-name="Table1.A1" office:value-type="string">
            <text:p text:style-name="Table_20_Contents">M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cobaça_(Bahia)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deias_Altas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ecrim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egre_(Espírito_Santo)" text:style-name="Internet_20_link" text:visited-style-name="Visited_20_Internet_20_Link"/></text:p>
          </table:table-cell>
          <table:table-cell table:style-name="Table1.A1" office:value-type="string">
            <text:p text:style-name="Table_20_Contents">E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egrete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egrete_do_Piauí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egria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ém_Paraíb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enquer_(Pará)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exandria_(Rio_Grande_do_Norte)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exânia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fena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fredo_Chaves_(Espírito_Santo)" text:style-name="Internet_20_link" text:visited-style-name="Visited_20_Internet_20_Link"/></text:p>
          </table:table-cell>
          <table:table-cell table:style-name="Table1.A1" office:value-type="string">
            <text:p text:style-name="Table_20_Contents">E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fredo_Marcondes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fredo_Vasconcelo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fredo_Wagner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godão_de_Jandaíra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handra_(Paraíba)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iança_(Pernambuco)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iança_do_Tocantins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madin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mas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meirim_(Pará)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menar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mino_Afonso_(Rio_Grande_do_Norte)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mirante_Tamandaré_(Paraná)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mirante_Tamandaré_do_Sul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oândia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percat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pestre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pinópoli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ta_Floresta_d%27Oeste" text:style-name="Internet_20_link" text:visited-style-name="Visited_20_Internet_20_Link"/></text:p>
          </table:table-cell>
          <table:table-cell table:style-name="Table1.A1" office:value-type="string">
            <text:p text:style-name="Table_20_Contents">R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tair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tamira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tamira_do_Maranhão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tamira_do_Paraná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Altaneira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teros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tinho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tinópolis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to_Alegre_(Roraima)" text:style-name="Internet_20_link" text:visited-style-name="Visited_20_Internet_20_Link"/></text:p>
          </table:table-cell>
          <table:table-cell table:style-name="Table1.A1" office:value-type="string">
            <text:p text:style-name="Table_20_Contents">R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to_Alegre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to_Alegre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to_Alegre_do_Maranhão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to_Alegre_do_Pindaré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to_Alegre_dos_Parecis" text:style-name="Internet_20_link" text:visited-style-name="Visited_20_Internet_20_Link"/></text:p>
          </table:table-cell>
          <table:table-cell table:style-name="Table1.A1" office:value-type="string">
            <text:p text:style-name="Table_20_Contents">R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to_Bela_Vista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to_Caparaó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to_do_Rodrigues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to_Feliz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to_Horizonte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to_Jequitibá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to_Longá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to_Paraíso_(Paraná)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to_Paraíso_(Rondônia)" text:style-name="Internet_20_link" text:visited-style-name="Visited_20_Internet_20_Link"/></text:p>
          </table:table-cell>
          <table:table-cell table:style-name="Table1.A1" office:value-type="string">
            <text:p text:style-name="Table_20_Contents">R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to_Paraíso_de_Goiás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to_Paraná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to_Parnaíba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to_Piquiri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to_Rio_Doce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to_Rio_Novo" text:style-name="Internet_20_link" text:visited-style-name="Visited_20_Internet_20_Link"/></text:p>
          </table:table-cell>
          <table:table-cell table:style-name="Table1.A1" office:value-type="string">
            <text:p text:style-name="Table_20_Contents">E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to_Santo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tônia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tos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umínio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varães_(Amazonas)" text:style-name="Internet_20_link" text:visited-style-name="Visited_20_Internet_20_Link"/></text:p>
          </table:table-cell>
          <table:table-cell table:style-name="Table1.A1" office:value-type="string">
            <text:p text:style-name="Table_20_Contents">AM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varenga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Álvares_Florence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Álvares_Machado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Álvaro_de_Carvalho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vinlândi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vinópoli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vorada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vorada_(Tocantins)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vorada_de_Mina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vorada_do_Gurgueia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vorada_do_Norte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vorada_d%27Oeste" text:style-name="Internet_20_link" text:visited-style-name="Visited_20_Internet_20_Link"/></text:p>
          </table:table-cell>
          <table:table-cell table:style-name="Table1.A1" office:value-type="string">
            <text:p text:style-name="Table_20_Contents">R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lvorada_do_Sul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majari" text:style-name="Internet_20_link" text:visited-style-name="Visited_20_Internet_20_Link"/></text:p>
          </table:table-cell>
          <table:table-cell table:style-name="Table1.A1" office:value-type="string">
            <text:p text:style-name="Table_20_Contents">R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mambai" text:style-name="Internet_20_link" text:visited-style-name="Visited_20_Internet_20_Link"/></text:p>
          </table:table-cell>
          <table:table-cell table:style-name="Table1.A1" office:value-type="string">
            <text:p text:style-name="Table_20_Contents">MS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Amapá_do_Maranhão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maporã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maraji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maral_Ferrador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maralina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marante_(Piauí)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marante_do_Maranhão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margos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maturá" text:style-name="Internet_20_link" text:visited-style-name="Visited_20_Internet_20_Link"/></text:p>
          </table:table-cell>
          <table:table-cell table:style-name="Table1.A1" office:value-type="string">
            <text:p text:style-name="Table_20_Contents">AM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mélia_Rodrigues_(Bahia)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mérica_Dourad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merican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mericano_do_Brasil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mérico_Brasiliense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mérico_de_Campos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metista_do_Sul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montada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morinópolis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mparo_(Paraíba)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mparo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mparo_de_São_Francisco" text:style-name="Internet_20_link" text:visited-style-name="Visited_20_Internet_20_Link"/></text:p>
          </table:table-cell>
          <table:table-cell table:style-name="Table1.A1" office:value-type="string">
            <text:p text:style-name="Table_20_Contents">S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mparo_do_Serr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mpére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nadia_(Alagoas)" text:style-name="Internet_20_link" text:visited-style-name="Visited_20_Internet_20_Link"/></text:p>
          </table:table-cell>
          <table:table-cell table:style-name="Table1.A1" office:value-type="string">
            <text:p text:style-name="Table_20_Contents">AL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nagé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nahy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najás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najatuba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nalândi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namã" text:style-name="Internet_20_link" text:visited-style-name="Visited_20_Internet_20_Link"/></text:p>
          </table:table-cell>
          <table:table-cell table:style-name="Table1.A1" office:value-type="string">
            <text:p text:style-name="Table_20_Contents">AM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nanás_(Tocantins)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nanindeua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nápolis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napu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napurus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nastácio_(Mato_Grosso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M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naurilândia" text:style-name="Internet_20_link" text:visited-style-name="Visited_20_Internet_20_Link"/></text:p>
          </table:table-cell>
          <table:table-cell table:style-name="Table1.A1" office:value-type="string">
            <text:p text:style-name="Table_20_Contents">M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nchieta_(Espírito_Santo)" text:style-name="Internet_20_link" text:visited-style-name="Visited_20_Internet_20_Link"/></text:p>
          </table:table-cell>
          <table:table-cell table:style-name="Table1.A1" office:value-type="string">
            <text:p text:style-name="Table_20_Contents">E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nchieta_(Santa_Catarina)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ndaraí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ndirá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ndorinha_(Bahia)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ndrada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ndradin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ndré_da_Rocha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Andrelândi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ngatub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ngelândi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ngélica_(Mato_Grosso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M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ngelim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ngelina_(Santa_Catarina)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ngical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ngical_do_Piauí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ngico_(Tocantins)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ngicos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ngra_dos_Reis" text:style-name="Internet_20_link" text:visited-style-name="Visited_20_Internet_20_Link"/></text:p>
          </table:table-cell>
          <table:table-cell table:style-name="Table1.A1" office:value-type="string">
            <text:p text:style-name="Table_20_Contents">RJ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nguer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Ângulo_(Paraná)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nhanguera_(Goiás)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nhembi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nhumas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nicuns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nísio_de_Abreu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nita_Garibaldi_(Santa_Catarina)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nitápolis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nori" text:style-name="Internet_20_link" text:visited-style-name="Visited_20_Internet_20_Link"/></text:p>
          </table:table-cell>
          <table:table-cell table:style-name="Table1.A1" office:value-type="string">
            <text:p text:style-name="Table_20_Contents">AM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nta_Gorda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ntas_(Bahia)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ntonina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ntonina_do_Norte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ntônio_Almeida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ntônio_Cardoso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ntônio_Carlos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ntônio_Carlos_(Santa_Catarina)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ntônio_Dia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ntônio_Gonçalves_(Bahia)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ntônio_João" text:style-name="Internet_20_link" text:visited-style-name="Visited_20_Internet_20_Link"/></text:p>
          </table:table-cell>
          <table:table-cell table:style-name="Table1.A1" office:value-type="string">
            <text:p text:style-name="Table_20_Contents">M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ntônio_Martins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ntônio_Olinto_(Paraná)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ntônio_Prado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ntônio_Prado_de_Mina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parecida_(Paraíba)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parecida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parecida_de_Goiânia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parecida_do_Rio_Doce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parecida_do_Rio_Negro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parecida_do_Taboado" text:style-name="Internet_20_link" text:visited-style-name="Visited_20_Internet_20_Link"/></text:p>
          </table:table-cell>
          <table:table-cell table:style-name="Table1.A1" office:value-type="string">
            <text:p text:style-name="Table_20_Contents">M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parecida_d%27Oeste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peribé" text:style-name="Internet_20_link" text:visited-style-name="Visited_20_Internet_20_Link"/></text:p>
          </table:table-cell>
          <table:table-cell table:style-name="Table1.A1" office:value-type="string">
            <text:p text:style-name="Table_20_Contents">RJ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piacá" text:style-name="Internet_20_link" text:visited-style-name="Visited_20_Internet_20_Link"/></text:p>
          </table:table-cell>
          <table:table-cell table:style-name="Table1.A1" office:value-type="string">
            <text:p text:style-name="Table_20_Contents">ES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Apiaí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picum-Açu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piúna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podi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porá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poré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puarem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pucarana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puí" text:style-name="Internet_20_link" text:visited-style-name="Visited_20_Internet_20_Link"/></text:p>
          </table:table-cell>
          <table:table-cell table:style-name="Table1.A1" office:value-type="string">
            <text:p text:style-name="Table_20_Contents">AM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puiarés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quidabã" text:style-name="Internet_20_link" text:visited-style-name="Visited_20_Internet_20_Link"/></text:p>
          </table:table-cell>
          <table:table-cell table:style-name="Table1.A1" office:value-type="string">
            <text:p text:style-name="Table_20_Contents">S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quidauana" text:style-name="Internet_20_link" text:visited-style-name="Visited_20_Internet_20_Link"/></text:p>
          </table:table-cell>
          <table:table-cell table:style-name="Table1.A1" office:value-type="string">
            <text:p text:style-name="Table_20_Contents">M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quiraz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butã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çagi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çaí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caju" text:style-name="Internet_20_link" text:visited-style-name="Visited_20_Internet_20_Link"/></text:p>
          </table:table-cell>
          <table:table-cell table:style-name="Table1.A1" office:value-type="string">
            <text:p text:style-name="Table_20_Contents">S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çariguam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çás_(Bahia)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cati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catu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çatub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ci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citab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coiaba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çoiaba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çoiaba_da_Serr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cruz" text:style-name="Internet_20_link" text:visited-style-name="Visited_20_Internet_20_Link"/></text:p>
          </table:table-cell>
          <table:table-cell table:style-name="Table1.A1" office:value-type="string">
            <text:p text:style-name="Table_20_Contents">E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çu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çuaí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garças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goiânia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gominas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guacema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guaçu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guaína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guanã_(Maranhão)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guanã_(Tocantins)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guapaz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guari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guatins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ioses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l_Moreira" text:style-name="Internet_20_link" text:visited-style-name="Visited_20_Internet_20_Link"/></text:p>
          </table:table-cell>
          <table:table-cell table:style-name="Table1.A1" office:value-type="string">
            <text:p text:style-name="Table_20_Contents">M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mari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mbaré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Arame_(Maranhão)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min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ndu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ntin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peí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piraca" text:style-name="Internet_20_link" text:visited-style-name="Visited_20_Internet_20_Link"/></text:p>
          </table:table-cell>
          <table:table-cell table:style-name="Table1.A1" office:value-type="string">
            <text:p text:style-name="Table_20_Contents">AL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poema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ponga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pongas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porã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poti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puá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puã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quari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ra_(Paraíba)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ranguá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raquar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ras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rendá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ri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ricá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ripe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ripina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ruama" text:style-name="Internet_20_link" text:visited-style-name="Visited_20_Internet_20_Link"/></text:p>
          </table:table-cell>
          <table:table-cell table:style-name="Table1.A1" office:value-type="string">
            <text:p text:style-name="Table_20_Contents">RJ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runa_(Paraíba)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runa_(Paraná)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tac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tiba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tuba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tuípe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uá" text:style-name="Internet_20_link" text:visited-style-name="Visited_20_Internet_20_Link"/></text:p>
          </table:table-cell>
          <table:table-cell table:style-name="Table1.A1" office:value-type="string">
            <text:p text:style-name="Table_20_Contents">S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ucária_(Paraná)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újo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axá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ceburgo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co-Íris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cos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coverde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eado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eal" text:style-name="Internet_20_link" text:visited-style-name="Visited_20_Internet_20_Link"/></text:p>
          </table:table-cell>
          <table:table-cell table:style-name="Table1.A1" office:value-type="string">
            <text:p text:style-name="Table_20_Contents">RJ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ealv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eia_(Paraíba)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eia_Branca_(Rio_Grande_do_Norte)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eia_Branca_(Sergipe)" text:style-name="Internet_20_link" text:visited-style-name="Visited_20_Internet_20_Link"/></text:p>
          </table:table-cell>
          <table:table-cell table:style-name="Table1.A1" office:value-type="string">
            <text:p text:style-name="Table_20_Contents">S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eia_de_Baraúnas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Areial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eias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eiópolis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enópolis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ez_(Rio_Grande_do_Norte)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girit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icanduv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ino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iquemes" text:style-name="Internet_20_link" text:visited-style-name="Visited_20_Internet_20_Link"/></text:p>
          </table:table-cell>
          <table:table-cell table:style-name="Table1.A1" office:value-type="string">
            <text:p text:style-name="Table_20_Contents">R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iranha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iranha_do_Ivaí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mação_dos_Búzios" text:style-name="Internet_20_link" text:visited-style-name="Visited_20_Internet_20_Link"/></text:p>
          </table:table-cell>
          <table:table-cell table:style-name="Table1.A1" office:value-type="string">
            <text:p text:style-name="Table_20_Contents">RJ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mazém_(Santa_Catarina)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neiroz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oazes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oeiras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oeiras_do_Itaim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raial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raial_do_Cabo" text:style-name="Internet_20_link" text:visited-style-name="Visited_20_Internet_20_Link"/></text:p>
          </table:table-cell>
          <table:table-cell table:style-name="Table1.A1" office:value-type="string">
            <text:p text:style-name="Table_20_Contents">RJ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raias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roio_do_Meio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roio_do_Padre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roio_do_Sal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roio_do_Tigre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roio_dos_Ratos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roio_Grande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roio_Trinta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tur_Nogueir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uanã_(Goiás)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ujá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voredo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rvorezinha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scurra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spásia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ssaí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ssaré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ssis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ssis_Brasil" text:style-name="Internet_20_link" text:visited-style-name="Visited_20_Internet_20_Link"/></text:p>
          </table:table-cell>
          <table:table-cell table:style-name="Table1.A1" office:value-type="string">
            <text:p text:style-name="Table_20_Contents">A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ssis_Brasil" text:style-name="Internet_20_link" text:visited-style-name="Visited_20_Internet_20_Link"/></text:p>
          </table:table-cell>
          <table:table-cell table:style-name="Table1.A1" office:value-type="string">
            <text:p text:style-name="Table_20_Contents">A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ssis_Chateaubriand_(Paraná)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ssu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ssunção_(Paraíba)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ssunção_do_Piauí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stolfo_Dutr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storga_(Paraná)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Atalaia_(Alagoas)" text:style-name="Internet_20_link" text:visited-style-name="Visited_20_Internet_20_Link"/></text:p>
          </table:table-cell>
          <table:table-cell table:style-name="Table1.A1" office:value-type="string">
            <text:p text:style-name="Table_20_Contents">AL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talaia_(Paraná)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talaia_do_Norte" text:style-name="Internet_20_link" text:visited-style-name="Visited_20_Internet_20_Link"/></text:p>
          </table:table-cell>
          <table:table-cell table:style-name="Table1.A1" office:value-type="string">
            <text:p text:style-name="Table_20_Contents">AM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talanta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taléia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tibai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tílio_Vivácqua_(Espírito_Santo)" text:style-name="Internet_20_link" text:visited-style-name="Visited_20_Internet_20_Link"/></text:p>
          </table:table-cell>
          <table:table-cell table:style-name="Table1.A1" office:value-type="string">
            <text:p text:style-name="Table_20_Contents">E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ugustinópolis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ugusto_Corrêa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ugusto_de_Lim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ugusto_Pestana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Áurea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urelino_Leal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uriflam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urilândia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urora_(Ceará)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urora_(Santa_Catarina)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urora_do_Pará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urora_do_Tocantins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utazes" text:style-name="Internet_20_link" text:visited-style-name="Visited_20_Internet_20_Link"/></text:p>
          </table:table-cell>
          <table:table-cell table:style-name="Table1.A1" office:value-type="string">
            <text:p text:style-name="Table_20_Contents">AM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vaí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vanhandav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varé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veiro_(Pará)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velino_Lopes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velinópolis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xixá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Axixá_do_Tocantins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baçulândia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cabal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cabeira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curi_(Maranhão)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curituba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dy_Bassitt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ependi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gé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gre_(Pará)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ía_da_Traição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ía_Formosa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ianópolis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ião_(Pará)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ixa_Grande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ixa_Grande_do_Ribeiro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ixio_(Ceará)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ixo_Guandu" text:style-name="Internet_20_link" text:visited-style-name="Visited_20_Internet_20_Link"/></text:p>
          </table:table-cell>
          <table:table-cell table:style-name="Table1.A1" office:value-type="string">
            <text:p text:style-name="Table_20_Contents">ES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Balbinos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ldim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liza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lneário_Arroio_do_Silva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lneário_Barra_do_Sul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lneário_Camboriú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lneário_Gaivota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lneário_Piçarras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lneário_Pinhal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lneário_Rincão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lsa_Nova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álsamo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lsas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mbuí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nabuiú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nanal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naneiras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ndeir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ndeira_do_Sul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ndeirante_(Santa_Catarina)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ndeirantes_(Mato_Grosso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M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ndeirantes_(Paraná)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ndeirantes_do_Tocantins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nnach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nzaê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ão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ão_de_Antonin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ão_de_Cocai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ão_de_Cotegipe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ão_de_Grajaú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ão_de_Monte_Alto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ão_do_Triunfo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aúna_(Paraíba)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aúna_(Rio_Grande_do_Norte)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bacena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balha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bosa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bosa_Ferraz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carena_(Pará)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celona_(Rio_Grande_do_Norte)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celos_(Amazonas)" text:style-name="Internet_20_link" text:visited-style-name="Visited_20_Internet_20_Link"/></text:p>
          </table:table-cell>
          <table:table-cell table:style-name="Table1.A1" office:value-type="string">
            <text:p text:style-name="Table_20_Contents">AM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iri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ra_(Bahia)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ra_Bonita_(Santa_Catarina)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ra_Bonita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Barra_da_Estiv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ra_d%27Alcântara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ra_de_Guabiraba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ra_de_Santa_Rosa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ra_de_Santana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ra_de_Santo_Antônio" text:style-name="Internet_20_link" text:visited-style-name="Visited_20_Internet_20_Link"/></text:p>
          </table:table-cell>
          <table:table-cell table:style-name="Table1.A1" office:value-type="string">
            <text:p text:style-name="Table_20_Contents">AL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ra_de_São_Francisco" text:style-name="Internet_20_link" text:visited-style-name="Visited_20_Internet_20_Link"/></text:p>
          </table:table-cell>
          <table:table-cell table:style-name="Table1.A1" office:value-type="string">
            <text:p text:style-name="Table_20_Contents">E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ra_de_São_Miguel_(Alagoas)" text:style-name="Internet_20_link" text:visited-style-name="Visited_20_Internet_20_Link"/></text:p>
          </table:table-cell>
          <table:table-cell table:style-name="Table1.A1" office:value-type="string">
            <text:p text:style-name="Table_20_Contents">AL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ra_de_São_Miguel_(Paraíba)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ra_do_Chapéu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ra_do_Choç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ra_do_Corda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ra_do_Guarita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ra_do_Jacaré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ra_do_Mendes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ra_do_Ouro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ra_do_Piraí" text:style-name="Internet_20_link" text:visited-style-name="Visited_20_Internet_20_Link"/></text:p>
          </table:table-cell>
          <table:table-cell table:style-name="Table1.A1" office:value-type="string">
            <text:p text:style-name="Table_20_Contents">RJ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ra_do_Quaraí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ra_do_Ribeiro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ra_do_Rio_Azul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ra_do_Roch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ra_do_Turvo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ra_dos_Coqueiros" text:style-name="Internet_20_link" text:visited-style-name="Visited_20_Internet_20_Link"/></text:p>
          </table:table-cell>
          <table:table-cell table:style-name="Table1.A1" office:value-type="string">
            <text:p text:style-name="Table_20_Contents">S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ra_Funda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ra_Long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ra_Mansa" text:style-name="Internet_20_link" text:visited-style-name="Visited_20_Internet_20_Link"/></text:p>
          </table:table-cell>
          <table:table-cell table:style-name="Table1.A1" office:value-type="string">
            <text:p text:style-name="Table_20_Contents">RJ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ra_Velha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racão_(Paraná)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racão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ras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reira_(Ceará)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reiras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reiras_do_Piauí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reirinha" text:style-name="Internet_20_link" text:visited-style-name="Visited_20_Internet_20_Link"/></text:p>
          </table:table-cell>
          <table:table-cell table:style-name="Table1.A1" office:value-type="string">
            <text:p text:style-name="Table_20_Contents">AM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reirinhas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reiros_(Pernambuco)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retos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rinh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ro_(Ceará)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ro_Alto_(Bahia)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ro_Alto_(Goiás)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ro_Duro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ro_Preto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rocas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rolândia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Barroquinha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ros_Cassal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roso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rueri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stos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taguassu" text:style-name="Internet_20_link" text:visited-style-name="Visited_20_Internet_20_Link"/></text:p>
          </table:table-cell>
          <table:table-cell table:style-name="Table1.A1" office:value-type="string">
            <text:p text:style-name="Table_20_Contents">M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talha_(Alagoas)" text:style-name="Internet_20_link" text:visited-style-name="Visited_20_Internet_20_Link"/></text:p>
          </table:table-cell>
          <table:table-cell table:style-name="Table1.A1" office:value-type="string">
            <text:p text:style-name="Table_20_Contents">AL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talha_(Piauí)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tatais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tayporã" text:style-name="Internet_20_link" text:visited-style-name="Visited_20_Internet_20_Link"/></text:p>
          </table:table-cell>
          <table:table-cell table:style-name="Table1.A1" office:value-type="string">
            <text:p text:style-name="Table_20_Contents">M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turité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uru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ayeux_(Paraíba)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ebedouro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eberibe_(Ceará)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ela_Cruz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ela_Vista" text:style-name="Internet_20_link" text:visited-style-name="Visited_20_Internet_20_Link"/></text:p>
          </table:table-cell>
          <table:table-cell table:style-name="Table1.A1" office:value-type="string">
            <text:p text:style-name="Table_20_Contents">M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ela_Vista_da_Caroba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ela_Vista_de_Goiás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ela_Vista_de_Mina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ela_Vista_do_Maranhão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ela_Vista_do_Paraíso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ela_Vista_do_Piauí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ela_Vista_do_Toldo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elágua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elém_(Alagoas)" text:style-name="Internet_20_link" text:visited-style-name="Visited_20_Internet_20_Link"/></text:p>
          </table:table-cell>
          <table:table-cell table:style-name="Table1.A1" office:value-type="string">
            <text:p text:style-name="Table_20_Contents">AL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elém_(Pará)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elém_(Paraíba)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elém_de_Maria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elém_do_Brejo_do_Cruz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elém_do_Piauí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elém_do_São_Francisco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elford_Roxo" text:style-name="Internet_20_link" text:visited-style-name="Visited_20_Internet_20_Link"/></text:p>
          </table:table-cell>
          <table:table-cell table:style-name="Table1.A1" office:value-type="string">
            <text:p text:style-name="Table_20_Contents">RJ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elmiro_Brag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elmonte_(Bahia)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elmonte_(Santa_Catarina)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elo_Campo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elo_Horizonte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elo_Jardim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elo_Monte_(Alagoas)" text:style-name="Internet_20_link" text:visited-style-name="Visited_20_Internet_20_Link"/></text:p>
          </table:table-cell>
          <table:table-cell table:style-name="Table1.A1" office:value-type="string">
            <text:p text:style-name="Table_20_Contents">AL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elo_Oriente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elo_Vale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elterra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eneditinos_(Piauí)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enedito_Leite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Benedito_Novo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enevides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enjamin_Constant_(Amazonas)" text:style-name="Internet_20_link" text:visited-style-name="Visited_20_Internet_20_Link"/></text:p>
          </table:table-cell>
          <table:table-cell table:style-name="Table1.A1" office:value-type="string">
            <text:p text:style-name="Table_20_Contents">AM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enjamin_Constant_do_Sul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ento_de_Abreu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ento_Fernandes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ento_Gonçalves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equimão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erilo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erizal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ernardino_Batista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ernardino_de_Campos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ernardo_do_Mearim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ernardo_Sayão_(Tocantins)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ertiog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ertolínia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ertópoli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eruri" text:style-name="Internet_20_link" text:visited-style-name="Visited_20_Internet_20_Link"/></text:p>
          </table:table-cell>
          <table:table-cell table:style-name="Table1.A1" office:value-type="string">
            <text:p text:style-name="Table_20_Contents">AM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etânia_(Pernambuco)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etânia_do_Piauí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etim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ezerros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ias_Forte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ica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iguaçu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ilac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iquinha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irigui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iritiba_Mirim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iriting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ituruna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lumenau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a_Esperança_(Espírito_Santo)" text:style-name="Internet_20_link" text:visited-style-name="Visited_20_Internet_20_Link"/></text:p>
          </table:table-cell>
          <table:table-cell table:style-name="Table1.A1" office:value-type="string">
            <text:p text:style-name="Table_20_Contents">E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a_Esperança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a_Esperança_(Paraná)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a_Esperança_do_Iguaçu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a_Esperança_do_Sul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a_Hora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a_Nov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a_Saúde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a_Ventura_(Paraíba)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a_Ventura_de_São_Roque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a_Viagem_(Ceará)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a_Vista_(Paraíba)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a_Vista_(Roraima)" text:style-name="Internet_20_link" text:visited-style-name="Visited_20_Internet_20_Link"/></text:p>
          </table:table-cell>
          <table:table-cell table:style-name="Table1.A1" office:value-type="string">
            <text:p text:style-name="Table_20_Contents">RR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Boa_Vista_da_Aparecida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a_Vista_das_Missões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a_Vista_do_Buricá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a_Vista_do_Cadeado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a_Vista_do_Gurupi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a_Vista_do_Incra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a_Vista_do_Ramos" text:style-name="Internet_20_link" text:visited-style-name="Visited_20_Internet_20_Link"/></text:p>
          </table:table-cell>
          <table:table-cell table:style-name="Table1.A1" office:value-type="string">
            <text:p text:style-name="Table_20_Contents">AM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a_Vista_do_Sul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a_Vista_do_Tupim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ca_da_Mata" text:style-name="Internet_20_link" text:visited-style-name="Visited_20_Internet_20_Link"/></text:p>
          </table:table-cell>
          <table:table-cell table:style-name="Table1.A1" office:value-type="string">
            <text:p text:style-name="Table_20_Contents">AL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ca_do_Acre" text:style-name="Internet_20_link" text:visited-style-name="Visited_20_Internet_20_Link"/></text:p>
          </table:table-cell>
          <table:table-cell table:style-name="Table1.A1" office:value-type="string">
            <text:p text:style-name="Table_20_Contents">AM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caina_(Piauí)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caina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caina_de_Mina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caina_do_Sul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caiúv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caiúva_do_Sul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dó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docó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doquena" text:style-name="Internet_20_link" text:visited-style-name="Visited_20_Internet_20_Link"/></text:p>
          </table:table-cell>
          <table:table-cell table:style-name="Table1.A1" office:value-type="string">
            <text:p text:style-name="Table_20_Contents">M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fete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ituv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m_Conselho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m_Despacho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m_Jardim_(Maranhão)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m_Jardim_(Pernambuco)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m_Jardim_(Rio_de_Janeiro)" text:style-name="Internet_20_link" text:visited-style-name="Visited_20_Internet_20_Link"/></text:p>
          </table:table-cell>
          <table:table-cell table:style-name="Table1.A1" office:value-type="string">
            <text:p text:style-name="Table_20_Contents">RJ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m_Jardim_da_Serra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m_Jardim_de_Goiás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m_Jardim_de_Mina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m_Jesus_(Paraíba)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m_Jesus_(Piauí)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m_Jesus_(Rio_Grande_do_Norte)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m_Jesus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m_Jesus_(Santa_Catarina)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m_Jesus_da_Lap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m_Jesus_da_Penh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m_Jesus_da_Serr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m_Jesus_das_Selvas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m_Jesus_de_Goiás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m_Jesus_do_Amparo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m_Jesus_do_Galho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m_Jesus_do_Itabapoana" text:style-name="Internet_20_link" text:visited-style-name="Visited_20_Internet_20_Link"/></text:p>
          </table:table-cell>
          <table:table-cell table:style-name="Table1.A1" office:value-type="string">
            <text:p text:style-name="Table_20_Contents">RJ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m_Jesus_do_Norte" text:style-name="Internet_20_link" text:visited-style-name="Visited_20_Internet_20_Link"/></text:p>
          </table:table-cell>
          <table:table-cell table:style-name="Table1.A1" office:value-type="string">
            <text:p text:style-name="Table_20_Contents">E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m_Jesus_do_Oeste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Bom_Jesus_do_Sul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m_Jesus_do_Tocantins_(Pará)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m_Jesus_do_Tocantins_(Tocantins)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m_Jesus_dos_Perdões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m_Lugar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m_Princípio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m_Princípio_do_Piauí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m_Progresso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m_Repouso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m_Retiro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m_Retiro_do_Sul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m_Sucesso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m_Sucesso_(Paraíba)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m_Sucesso_(Paraná)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m_Sucesso_de_Itararé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m_Sucesso_do_Sul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mbinhas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nfim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nfim_(Roraima)" text:style-name="Internet_20_link" text:visited-style-name="Visited_20_Internet_20_Link"/></text:p>
          </table:table-cell>
          <table:table-cell table:style-name="Table1.A1" office:value-type="string">
            <text:p text:style-name="Table_20_Contents">R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nfim_do_Piauí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nfinópolis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nfinópolis_de_Mina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ninal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nito_(Bahia)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nito_(Mato_Grosso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M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nito_(Pará)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nito_(Pernambuco)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nito_de_Mina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nito_de_Santa_Fé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nópolis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queirão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queirão_do_Leão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queirão_do_Piauí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quim" text:style-name="Internet_20_link" text:visited-style-name="Visited_20_Internet_20_Link"/></text:p>
          </table:table-cell>
          <table:table-cell table:style-name="Table1.A1" office:value-type="string">
            <text:p text:style-name="Table_20_Contents">S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quir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rá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racéi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rba_(Amazonas)" text:style-name="Internet_20_link" text:visited-style-name="Visited_20_Internet_20_Link"/></text:p>
          </table:table-cell>
          <table:table-cell table:style-name="Table1.A1" office:value-type="string">
            <text:p text:style-name="Table_20_Contents">AM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rborema_(Paraíba)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rborema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rda_da_Mat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rebi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rrazópolis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ssoroca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telho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Botucatu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tumirim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tuporã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tuverá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ozano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raço_do_Norte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raço_do_Trombudo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raga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ragança_(Pará)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ragança_Paulist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raganey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ranquinha" text:style-name="Internet_20_link" text:visited-style-name="Visited_20_Internet_20_Link"/></text:p>
          </table:table-cell>
          <table:table-cell table:style-name="Table1.A1" office:value-type="string">
            <text:p text:style-name="Table_20_Contents">AL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rás_Pire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rasil_Novo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rasilândia" text:style-name="Internet_20_link" text:visited-style-name="Visited_20_Internet_20_Link"/></text:p>
          </table:table-cell>
          <table:table-cell table:style-name="Table1.A1" office:value-type="string">
            <text:p text:style-name="Table_20_Contents">M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rasilândia_de_Mina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rasilândia_do_Sul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rasilândia_do_Tocantins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rasileia" text:style-name="Internet_20_link" text:visited-style-name="Visited_20_Internet_20_Link"/></text:p>
          </table:table-cell>
          <table:table-cell table:style-name="Table1.A1" office:value-type="string">
            <text:p text:style-name="Table_20_Contents">A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rasileia" text:style-name="Internet_20_link" text:visited-style-name="Visited_20_Internet_20_Link"/></text:p>
          </table:table-cell>
          <table:table-cell table:style-name="Table1.A1" office:value-type="string">
            <text:p text:style-name="Table_20_Contents">A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rasileira_(Piauí)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741" office:value-type="string">
            <text:p text:style-name="Table_20_Contents"><text:a xlink:type="simple" xlink:href="https://pt.wikipedia.org/wiki/Brasília" text:style-name="Internet_20_link" text:visited-style-name="Visited_20_Internet_20_Link"><text:span text:style-name="T1"/></text:a></text:p>
          </table:table-cell>
          <table:table-cell table:style-name="Table1.A1" office:value-type="string">
            <text:p text:style-name="Table_20_Contents">DF</text:p>
          </table:table-cell>
        </table:table-row>
        <table:table-row table:style-name="Table1.1">
          <table:table-cell table:style-name="Table1.A741" office:value-type="string">
            <text:p text:style-name="Table_20_Contents"><text:a xlink:type="simple" xlink:href="https://pt.wikipedia.org/wiki/Brasília_de_Mina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rasópoli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raúna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raúna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razabrantes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rejão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rejetuba" text:style-name="Internet_20_link" text:visited-style-name="Visited_20_Internet_20_Link"/></text:p>
          </table:table-cell>
          <table:table-cell table:style-name="Table1.A1" office:value-type="string">
            <text:p text:style-name="Table_20_Contents">E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rejinho_(Pernambuco)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rejinho_(Rio_Grande_do_Norte)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rejinho_de_Nazaré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rejo_(Maranhão)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rejo_Alegre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rejo_da_Madre_de_Deus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rejo_de_Areia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rejo_do_Cruz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rejo_do_Piauí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rejo_dos_Santos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rejo_Grande" text:style-name="Internet_20_link" text:visited-style-name="Visited_20_Internet_20_Link"/></text:p>
          </table:table-cell>
          <table:table-cell table:style-name="Table1.A1" office:value-type="string">
            <text:p text:style-name="Table_20_Contents">S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rejo_Grande_do_Araguaia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rejo_Santo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rejões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rejolândi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reu_Branco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Breves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ritânia_(Goiás)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rochier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rodowski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rotas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rotas_de_Macaúbas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rumadinho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rumado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runópolis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rusque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ueno_Brandão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uenópoli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uenos_Aires_(Pernambuco)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uerarem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ugre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uíque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ujari" text:style-name="Internet_20_link" text:visited-style-name="Visited_20_Internet_20_Link"/></text:p>
          </table:table-cell>
          <table:table-cell table:style-name="Table1.A1" office:value-type="string">
            <text:p text:style-name="Table_20_Contents">A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ujaru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uri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uritam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uriti_(Maranhão)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uriti_Alegre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uriti_Bravo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uriti_de_Goiás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uriti_do_Tocantins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uriti_dos_Lopes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uriti_dos_Montes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uriticupu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uritinópolis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uritiram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uritirana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uritis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uritis_(Rondônia)" text:style-name="Internet_20_link" text:visited-style-name="Visited_20_Internet_20_Link"/></text:p>
          </table:table-cell>
          <table:table-cell table:style-name="Table1.A1" office:value-type="string">
            <text:p text:style-name="Table_20_Contents">R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uritizal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uritizeiro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Butiá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apiranga" text:style-name="Internet_20_link" text:visited-style-name="Visited_20_Internet_20_Link"/></text:p>
          </table:table-cell>
          <table:table-cell table:style-name="Table1.A1" office:value-type="string">
            <text:p text:style-name="Table_20_Contents">AM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aporã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arapó" text:style-name="Internet_20_link" text:visited-style-name="Visited_20_Internet_20_Link"/></text:p>
          </table:table-cell>
          <table:table-cell table:style-name="Table1.A1" office:value-type="string">
            <text:p text:style-name="Table_20_Contents">M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atib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baceiras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baceiras_do_Paraguaçu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beceira_Grande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beceiras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beceiras_do_Piauí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Cabedelo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bixi" text:style-name="Internet_20_link" text:visited-style-name="Visited_20_Internet_20_Link"/></text:p>
          </table:table-cell>
          <table:table-cell table:style-name="Table1.A1" office:value-type="string">
            <text:p text:style-name="Table_20_Contents">R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bo_de_Santo_Agostinho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bo_Frio" text:style-name="Internet_20_link" text:visited-style-name="Visited_20_Internet_20_Link"/></text:p>
          </table:table-cell>
          <table:table-cell table:style-name="Table1.A1" office:value-type="string">
            <text:p text:style-name="Table_20_Contents">RJ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bo_Verde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brália_Paulist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breúva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brobó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çador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çapav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çapava_do_Sul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caulândia" text:style-name="Internet_20_link" text:visited-style-name="Visited_20_Internet_20_Link"/></text:p>
          </table:table-cell>
          <table:table-cell table:style-name="Table1.A1" office:value-type="string">
            <text:p text:style-name="Table_20_Contents">R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cequi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choeira_(Bahia)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choeira_Alta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choeira_da_Prat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choeira_de_Goiás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choeira_de_Mina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choeira_de_Pajeú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choeira_do_Arari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choeira_do_Piriá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choeira_do_Sul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choeira_dos_Índios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choeira_Dourada_(Goiás)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choeira_Dourada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choeira_Grande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choeira_Paulist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choeiras_de_Macacu" text:style-name="Internet_20_link" text:visited-style-name="Visited_20_Internet_20_Link"/></text:p>
          </table:table-cell>
          <table:table-cell table:style-name="Table1.A1" office:value-type="string">
            <text:p text:style-name="Table_20_Contents">RJ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choeirinha_(Pernambuco)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choeirinha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choeirinha_(Tocantins)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choeiro_de_Itapemirim" text:style-name="Internet_20_link" text:visited-style-name="Visited_20_Internet_20_Link"/></text:p>
          </table:table-cell>
          <table:table-cell table:style-name="Table1.A1" office:value-type="string">
            <text:p text:style-name="Table_20_Contents">E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cimba_de_Areia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cimba_de_Dentro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cimbas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cimbinhas" text:style-name="Internet_20_link" text:visited-style-name="Visited_20_Internet_20_Link"/></text:p>
          </table:table-cell>
          <table:table-cell table:style-name="Table1.A1" office:value-type="string">
            <text:p text:style-name="Table_20_Contents">AL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cique_Doble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coal" text:style-name="Internet_20_link" text:visited-style-name="Visited_20_Internet_20_Link"/></text:p>
          </table:table-cell>
          <table:table-cell table:style-name="Table1.A1" office:value-type="string">
            <text:p text:style-name="Table_20_Contents">R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conde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çu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culé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ém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etanópoli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etanos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eté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Caetés_(Pernambuco)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etité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farnaum_(Bahia)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feara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felândia_(Paraná)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felândia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fezal_do_Sul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iabu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ian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iapônia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ibaté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ibi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içara_(Paraíba)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içara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içara_do_Norte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içara_do_Rio_do_Vento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icó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ieiras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iru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iuá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jamar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japió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jari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jati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jazeiras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jazeiras_do_Piauí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jazeirinhas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jobi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jueiro_(Alagoas)" text:style-name="Internet_20_link" text:visited-style-name="Visited_20_Internet_20_Link"/></text:p>
          </table:table-cell>
          <table:table-cell table:style-name="Table1.A1" office:value-type="string">
            <text:p text:style-name="Table_20_Contents">AL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jueiro_da_Praia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juri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juru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lçado_(Pernambuco)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lda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ldas_Brandão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ldas_Novas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ldazinha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ldeirão_Grande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ldeirão_Grande_do_Piauí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lifórnia_(Paraná)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lmon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lumbi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acan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açari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acho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Camalaú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amu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anducai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apuã" text:style-name="Internet_20_link" text:visited-style-name="Visited_20_Internet_20_Link"/></text:p>
          </table:table-cell>
          <table:table-cell table:style-name="Table1.A1" office:value-type="string">
            <text:p text:style-name="Table_20_Contents">M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aquã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aragibe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argo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bará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bará_do_Sul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bé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bira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boriú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buci" text:style-name="Internet_20_link" text:visited-style-name="Visited_20_Internet_20_Link"/></text:p>
          </table:table-cell>
          <table:table-cell table:style-name="Table1.A1" office:value-type="string">
            <text:p text:style-name="Table_20_Contents">RJ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buí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buquir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etá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ocim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ocim_de_São_Félix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anário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anha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estre_(Alagoas)" text:style-name="Internet_20_link" text:visited-style-name="Visited_20_Internet_20_Link"/></text:p>
          </table:table-cell>
          <table:table-cell table:style-name="Table1.A1" office:value-type="string">
            <text:p text:style-name="Table_20_Contents">AL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estre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estre_da_Serra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estre_de_Goiás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estre_do_Maranhão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ina_da_Lagoa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ina_das_Missões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ina_do_Monte_Alegre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ina_do_Simão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ina_Grande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ina_Grande_do_Sul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ina_Verde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inaçu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inas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inas_do_Piauí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inas_do_Sul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inorte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o_Alegre_(Alagoas)" text:style-name="Internet_20_link" text:visited-style-name="Visited_20_Internet_20_Link"/></text:p>
          </table:table-cell>
          <table:table-cell table:style-name="Table1.A1" office:value-type="string">
            <text:p text:style-name="Table_20_Contents">AL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o_Alegre_(Santa_Catarina)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o_Alegre_de_Goiás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o_Alegre_de_Lourdes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o_Alegre_do_Fidalgo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o_Azul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o_Belo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o_Belo_do_Sul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Campo_Bom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o_Bonito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o_do_Brito" text:style-name="Internet_20_link" text:visited-style-name="Visited_20_Internet_20_Link"/></text:p>
          </table:table-cell>
          <table:table-cell table:style-name="Table1.A1" office:value-type="string">
            <text:p text:style-name="Table_20_Contents">S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o_do_Meio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o_do_Tenente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o_Erê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o_Florido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o_Formoso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o_Grande_(Alagoas)" text:style-name="Internet_20_link" text:visited-style-name="Visited_20_Internet_20_Link"/></text:p>
          </table:table-cell>
          <table:table-cell table:style-name="Table1.A1" office:value-type="string">
            <text:p text:style-name="Table_20_Contents">AL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o_Grande_(Mato_Grosso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M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o_Grande_(Rio_Grande_do_Norte)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o_Grande_do_Piauí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o_Largo_(Paraná)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o_Largo_do_Piauí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o_Limpo_de_Goiás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o_Limpo_Paulist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o_Magro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o_Maior_(Piauí)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o_Mourão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o_Novo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o_Novo_de_Rondônia" text:style-name="Internet_20_link" text:visited-style-name="Visited_20_Internet_20_Link"/></text:p>
          </table:table-cell>
          <table:table-cell table:style-name="Table1.A1" office:value-type="string">
            <text:p text:style-name="Table_20_Contents">R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o_Redondo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os_Alto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os_Belos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os_Borges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os_do_Jordão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os_dos_Goytacazes" text:style-name="Internet_20_link" text:visited-style-name="Visited_20_Internet_20_Link"/></text:p>
          </table:table-cell>
          <table:table-cell table:style-name="Table1.A1" office:value-type="string">
            <text:p text:style-name="Table_20_Contents">RJ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os_Gerai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os_Lindos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os_Novos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os_Novos_Paulist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os_Sales_(Ceará)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pos_Verdes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mutanga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na_Verde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naã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naã_dos_Carajás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nanéi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napi" text:style-name="Internet_20_link" text:visited-style-name="Visited_20_Internet_20_Link"/></text:p>
          </table:table-cell>
          <table:table-cell table:style-name="Table1.A1" office:value-type="string">
            <text:p text:style-name="Table_20_Contents">AL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nápolis_(Bahia)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nápolis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narana_(Bahia)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nas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navieira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navieiras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Candeal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ndeias_(Bahia)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ndeias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ndeias_do_Jamari" text:style-name="Internet_20_link" text:visited-style-name="Visited_20_Internet_20_Link"/></text:p>
          </table:table-cell>
          <table:table-cell table:style-name="Table1.A1" office:value-type="string">
            <text:p text:style-name="Table_20_Contents">R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ndelária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ndib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ândido_de_Abreu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ândido_Godói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ândido_Mendes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ândido_Mot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ândido_Rodrigues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ândido_Sales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ndiota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ndói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nela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nelinha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nguaretama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nguçu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nhoba" text:style-name="Internet_20_link" text:visited-style-name="Visited_20_Internet_20_Link"/></text:p>
          </table:table-cell>
          <table:table-cell table:style-name="Table1.A1" office:value-type="string">
            <text:p text:style-name="Table_20_Contents">S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nhotinho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nindé_(Ceará)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nindé_de_São_Francisco" text:style-name="Internet_20_link" text:visited-style-name="Visited_20_Internet_20_Link"/></text:p>
          </table:table-cell>
          <table:table-cell table:style-name="Table1.A1" office:value-type="string">
            <text:p text:style-name="Table_20_Contents">S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nitar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noas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noinhas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nsanção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ntá" text:style-name="Internet_20_link" text:visited-style-name="Visited_20_Internet_20_Link"/></text:p>
          </table:table-cell>
          <table:table-cell table:style-name="Table1.A1" office:value-type="string">
            <text:p text:style-name="Table_20_Contents">R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ntagalo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ntagalo_(Paraná)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ntagalo_(Rio_de_Janeiro)" text:style-name="Internet_20_link" text:visited-style-name="Visited_20_Internet_20_Link"/></text:p>
          </table:table-cell>
          <table:table-cell table:style-name="Table1.A1" office:value-type="string">
            <text:p text:style-name="Table_20_Contents">RJ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ntanhede_(Maranhão)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nto_do_Buriti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nudos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nudos_do_Vale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nutama" text:style-name="Internet_20_link" text:visited-style-name="Visited_20_Internet_20_Link"/></text:p>
          </table:table-cell>
          <table:table-cell table:style-name="Table1.A1" office:value-type="string">
            <text:p text:style-name="Table_20_Contents">AM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panema_(Pará)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panema_(Paraná)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pão_Alto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pão_Bonito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pão_Bonito_do_Sul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pão_da_Canoa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pão_do_Cipó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pão_do_Leão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paraó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pela_(Alagoas)" text:style-name="Internet_20_link" text:visited-style-name="Visited_20_Internet_20_Link"/></text:p>
          </table:table-cell>
          <table:table-cell table:style-name="Table1.A1" office:value-type="string">
            <text:p text:style-name="Table_20_Contents">AL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Capela_(Sergipe)" text:style-name="Internet_20_link" text:visited-style-name="Visited_20_Internet_20_Link"/></text:p>
          </table:table-cell>
          <table:table-cell table:style-name="Table1.A1" office:value-type="string">
            <text:p text:style-name="Table_20_Contents">S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pela_de_Santana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pela_do_Alto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pela_do_Alto_Alegre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pela_Nov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pelinh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peting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pim_(Paraíba)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pim_Branco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pim_Grosso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pinópoli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pinzal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pinzal_do_Norte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pistrano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pitão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pitão_Andrade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pitão_de_Campos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pitão_Enéa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pitão_Gervásio_Oliveira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pitão_Leônidas_Marques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pitão_Poço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pitólio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pivari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pivari_de_Baixo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pivari_do_Sul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pixaba_(Acre)" text:style-name="Internet_20_link" text:visited-style-name="Visited_20_Internet_20_Link"/></text:p>
          </table:table-cell>
          <table:table-cell table:style-name="Table1.A1" office:value-type="string">
            <text:p text:style-name="Table_20_Contents">A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poeiras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putir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aá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acaraí" text:style-name="Internet_20_link" text:visited-style-name="Visited_20_Internet_20_Link"/></text:p>
          </table:table-cell>
          <table:table-cell table:style-name="Table1.A1" office:value-type="string">
            <text:p text:style-name="Table_20_Contents">R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acol_(Mato_Grosso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M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acol_(Piauí)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aguatatub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aí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aíbas_(Bahia)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ambeí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anaíb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andaí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angol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apebus" text:style-name="Internet_20_link" text:visited-style-name="Visited_20_Internet_20_Link"/></text:p>
          </table:table-cell>
          <table:table-cell table:style-name="Table1.A1" office:value-type="string">
            <text:p text:style-name="Table_20_Contents">RJ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apicuíb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ating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auari" text:style-name="Internet_20_link" text:visited-style-name="Visited_20_Internet_20_Link"/></text:p>
          </table:table-cell>
          <table:table-cell table:style-name="Table1.A1" office:value-type="string">
            <text:p text:style-name="Table_20_Contents">AM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aúbas_(Paraíba)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aúbas_(Rio_Grande_do_Norte)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Caraúbas_do_Piauí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avelas_(Bahia)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azinho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bonit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deal_da_Silv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doso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doso_Moreira" text:style-name="Internet_20_link" text:visited-style-name="Visited_20_Internet_20_Link"/></text:p>
          </table:table-cell>
          <table:table-cell table:style-name="Table1.A1" office:value-type="string">
            <text:p text:style-name="Table_20_Contents">RJ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eaçu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eiro" text:style-name="Internet_20_link" text:visited-style-name="Visited_20_Internet_20_Link"/></text:p>
          </table:table-cell>
          <table:table-cell table:style-name="Table1.A1" office:value-type="string">
            <text:p text:style-name="Table_20_Contents">AM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eiro_da_Várzea" text:style-name="Internet_20_link" text:visited-style-name="Visited_20_Internet_20_Link"/></text:p>
          </table:table-cell>
          <table:table-cell table:style-name="Table1.A1" office:value-type="string">
            <text:p text:style-name="Table_20_Contents">AM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iacica" text:style-name="Internet_20_link" text:visited-style-name="Visited_20_Internet_20_Link"/></text:p>
          </table:table-cell>
          <table:table-cell table:style-name="Table1.A1" office:value-type="string">
            <text:p text:style-name="Table_20_Contents">E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idade_(Ceará)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idade_do_Piauí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inhanh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ira" text:style-name="Internet_20_link" text:visited-style-name="Visited_20_Internet_20_Link"/></text:p>
          </table:table-cell>
          <table:table-cell table:style-name="Table1.A1" office:value-type="string">
            <text:p text:style-name="Table_20_Contents">S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iré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iri_do_Tocantins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iriaçu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iús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lópolis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los_Barbosa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los_Chagas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los_Gomes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mési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mo_(Rio_de_Janeiro)" text:style-name="Internet_20_link" text:visited-style-name="Visited_20_Internet_20_Link"/></text:p>
          </table:table-cell>
          <table:table-cell table:style-name="Table1.A1" office:value-type="string">
            <text:p text:style-name="Table_20_Contents">RJ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mo_da_Cachoeir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mo_da_Mat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mo_de_Mina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mo_do_Cajuru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mo_do_Paranaíb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mo_do_Rio_Claro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mo_do_Rio_Verde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molândia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mópolis" text:style-name="Internet_20_link" text:visited-style-name="Visited_20_Internet_20_Link"/></text:p>
          </table:table-cell>
          <table:table-cell table:style-name="Table1.A1" office:value-type="string">
            <text:p text:style-name="Table_20_Contents">S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mópolis_de_Mina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naíba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naúba_dos_Dantas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naubais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naubal_(Ceará)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naubeira_da_Penha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neirinho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neiros" text:style-name="Internet_20_link" text:visited-style-name="Visited_20_Internet_20_Link"/></text:p>
          </table:table-cell>
          <table:table-cell table:style-name="Table1.A1" office:value-type="string">
            <text:p text:style-name="Table_20_Contents">AL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oebe" text:style-name="Internet_20_link" text:visited-style-name="Visited_20_Internet_20_Link"/></text:p>
          </table:table-cell>
          <table:table-cell table:style-name="Table1.A1" office:value-type="string">
            <text:p text:style-name="Table_20_Contents">R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olina_(Maranhão)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pina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Carranca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rapateira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rasco_Bonito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uaru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utapera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valhópoli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rvalhos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sa_Branca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sa_Grande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sa_Nov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sca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scalho_Rico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scavel_(Ceará)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scavel_(Paraná)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seara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seiros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simiro_de_Abreu_(Rio_de_Janeiro)" text:style-name="Internet_20_link" text:visited-style-name="Visited_20_Internet_20_Link"/></text:p>
          </table:table-cell>
          <table:table-cell table:style-name="Table1.A1" office:value-type="string">
            <text:p text:style-name="Table_20_Contents">RJ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sinhas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sserengue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ássia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ássia_dos_Coqueiros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ssilândia" text:style-name="Internet_20_link" text:visited-style-name="Visited_20_Internet_20_Link"/></text:p>
          </table:table-cell>
          <table:table-cell table:style-name="Table1.A1" office:value-type="string">
            <text:p text:style-name="Table_20_Contents">M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stanhal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stanheiras" text:style-name="Internet_20_link" text:visited-style-name="Visited_20_Internet_20_Link"/></text:p>
          </table:table-cell>
          <table:table-cell table:style-name="Table1.A1" office:value-type="string">
            <text:p text:style-name="Table_20_Contents">R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stelândia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stelo_(Espírito_Santo)" text:style-name="Internet_20_link" text:visited-style-name="Visited_20_Internet_20_Link"/></text:p>
          </table:table-cell>
          <table:table-cell table:style-name="Table1.A1" office:value-type="string">
            <text:p text:style-name="Table_20_Contents">E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stelo_do_Piauí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stilho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stro_(Paraná)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stro_Alves_(Bahia)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taguase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talão_(Goiás)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tanduv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tanduvas_(Paraná)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tanduvas_(Santa_Catarina)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tarina_(Ceará)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tas_Alta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tas_Altas_da_Norueg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tende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tiguá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tingueira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tolândi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tolé_do_Rocha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tu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tuípe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Catuji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tunda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turaí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turam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turité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tuti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ucaia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valcante_(Goiás)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xambu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xambu_do_Sul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xias_(Maranhão)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xias_do_Sul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axingó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eará-Mirim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edral_(Maranhão)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edral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edro_(Ceará)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edro_(Pernambuco)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edro_de_São_João" text:style-name="Internet_20_link" text:visited-style-name="Visited_20_Internet_20_Link"/></text:p>
          </table:table-cell>
          <table:table-cell table:style-name="Table1.A1" office:value-type="string">
            <text:p text:style-name="Table_20_Contents">S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edro_do_Abaeté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elso_Ramos_(Santa_Catarina)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entenário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entenário_(Tocantins)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entenário_do_Sul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entral_(Bahia)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entral_de_Mina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entral_do_Maranhão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entralin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entro_do_Guilherme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entro_Novo_do_Maranhão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erejeiras" text:style-name="Internet_20_link" text:visited-style-name="Visited_20_Internet_20_Link"/></text:p>
          </table:table-cell>
          <table:table-cell table:style-name="Table1.A1" office:value-type="string">
            <text:p text:style-name="Table_20_Contents">R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eres_(Goiás)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erqueira_César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erquilho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errito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erro_Azul_(Paraná)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erro_Branco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erro_Corá_(Rio_Grande_do_Norte)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erro_Grande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erro_Grande_do_Sul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erro_Largo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erro_Negro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esário_Lange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éu_Azul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ezarina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Chã_de_Alegria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hã_Grande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hã_Preta" text:style-name="Internet_20_link" text:visited-style-name="Visited_20_Internet_20_Link"/></text:p>
          </table:table-cell>
          <table:table-cell table:style-name="Table1.A1" office:value-type="string">
            <text:p text:style-name="Table_20_Contents">AL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hácar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halé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hapada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hapada_da_Natividade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hapada_de_Areia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hapada_do_Norte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hapada_Gaúch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hapadão_do_Céu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hapadão_do_Lageado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hapadão_do_Sul" text:style-name="Internet_20_link" text:visited-style-name="Visited_20_Internet_20_Link"/></text:p>
          </table:table-cell>
          <table:table-cell table:style-name="Table1.A1" office:value-type="string">
            <text:p text:style-name="Table_20_Contents">M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hapadinha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hapecó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harqueada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harqueadas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harrua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haval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havantes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haves_(Pará)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hiador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hiapetta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hopinzinho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horó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horozinho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horrochó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huí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hupinguaia" text:style-name="Internet_20_link" text:visited-style-name="Visited_20_Internet_20_Link"/></text:p>
          </table:table-cell>
          <table:table-cell table:style-name="Table1.A1" office:value-type="string">
            <text:p text:style-name="Table_20_Contents">R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huvisca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ianorte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ícero_Dantas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idade_Gaúcha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idade_Ocidental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idelândia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idreira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ipó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ipotâne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iríaco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laraval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laro_dos_Poçõe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láudio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lementina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levelândia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araci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AM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cal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cal_de_Telha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cal_do_Sul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cal_dos_Alves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calzinho_de_Goiás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cos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dajás" text:style-name="Internet_20_link" text:visited-style-name="Visited_20_Internet_20_Link"/></text:p>
          </table:table-cell>
          <table:table-cell table:style-name="Table1.A1" office:value-type="string">
            <text:p text:style-name="Table_20_Contents">AM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dó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elho_Neto_(Maranhão)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imbra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ité_do_Noia" text:style-name="Internet_20_link" text:visited-style-name="Visited_20_Internet_20_Link"/></text:p>
          </table:table-cell>
          <table:table-cell table:style-name="Table1.A1" office:value-type="string">
            <text:p text:style-name="Table_20_Contents">AL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ivaras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lares_(Pará)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latina" text:style-name="Internet_20_link" text:visited-style-name="Visited_20_Internet_20_Link"/></text:p>
          </table:table-cell>
          <table:table-cell table:style-name="Table1.A1" office:value-type="string">
            <text:p text:style-name="Table_20_Contents">E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lina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linas_(Maranhão)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linas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linas_do_Sul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linas_do_Tocantins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lméia_(Tocantins)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lômbia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lombo_(Paraná)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lônia_do_Gurgueia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lônia_do_Piauí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lônia_Leopoldina" text:style-name="Internet_20_link" text:visited-style-name="Visited_20_Internet_20_Link"/></text:p>
          </table:table-cell>
          <table:table-cell table:style-name="Table1.A1" office:value-type="string">
            <text:p text:style-name="Table_20_Contents">AL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lorado_(Paraná)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lorado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lorado_do_Oeste" text:style-name="Internet_20_link" text:visited-style-name="Visited_20_Internet_20_Link"/></text:p>
          </table:table-cell>
          <table:table-cell table:style-name="Table1.A1" office:value-type="string">
            <text:p text:style-name="Table_20_Contents">R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luna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mbinado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mendador_Gome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mendador_Levy_Gasparian" text:style-name="Internet_20_link" text:visited-style-name="Visited_20_Internet_20_Link"/></text:p>
          </table:table-cell>
          <table:table-cell table:style-name="Table1.A1" office:value-type="string">
            <text:p text:style-name="Table_20_Contents">RJ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mercinho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nceição_(Paraíba)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nceição_da_Aparecid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nceição_da_Barra" text:style-name="Internet_20_link" text:visited-style-name="Visited_20_Internet_20_Link"/></text:p>
          </table:table-cell>
          <table:table-cell table:style-name="Table1.A1" office:value-type="string">
            <text:p text:style-name="Table_20_Contents">E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nceição_da_Barra_de_Mina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nceição_da_Feir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nceição_das_Alagoa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nceição_das_Pedra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nceição_de_Ipanem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nceição_de_Macabu" text:style-name="Internet_20_link" text:visited-style-name="Visited_20_Internet_20_Link"/></text:p>
          </table:table-cell>
          <table:table-cell table:style-name="Table1.A1" office:value-type="string">
            <text:p text:style-name="Table_20_Contents">RJ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nceição_do_Almeid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nceição_do_Araguaia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Conceição_do_Canindé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nceição_do_Castelo" text:style-name="Internet_20_link" text:visited-style-name="Visited_20_Internet_20_Link"/></text:p>
          </table:table-cell>
          <table:table-cell table:style-name="Table1.A1" office:value-type="string">
            <text:p text:style-name="Table_20_Contents">E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nceição_do_Coité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nceição_do_Jacuípe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nceição_do_Lago_Açu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nceição_do_Mato_Dentro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nceição_do_Pará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nceição_do_Rio_Verde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nceição_do_Tocantins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nceição_dos_Ouro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nchal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nchas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ncórdia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ncórdia_do_Pará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ndado_(Paraíba)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ndado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nde_(Bahia)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nde_(Paraíba)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ndeúb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ndor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ônego_Marinho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nfin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ngo_(Paraíba)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ngonhal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ngonha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ngonhas_do_Norte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ngonhinhas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nquist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nselheiro_Lafaiete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nselheiro_Mairinck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nselheiro_Pen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nsolação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nstantina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ntagem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ntenda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ntendas_do_Sincorá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queiral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queiro_Baixo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queiro_Seco" text:style-name="Internet_20_link" text:visited-style-name="Visited_20_Internet_20_Link"/></text:p>
          </table:table-cell>
          <table:table-cell table:style-name="Table1.A1" office:value-type="string">
            <text:p text:style-name="Table_20_Contents">AL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queiros_do_Sul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ração_de_Jesus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ração_de_Mari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rbélia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rdeiro" text:style-name="Internet_20_link" text:visited-style-name="Visited_20_Internet_20_Link"/></text:p>
          </table:table-cell>
          <table:table-cell table:style-name="Table1.A1" office:value-type="string">
            <text:p text:style-name="Table_20_Contents">RJ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rdeirópolis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Cordeiros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rdilheira_Alta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rdisburgo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rdislândi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reaú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remas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rguinho" text:style-name="Internet_20_link" text:visited-style-name="Visited_20_Internet_20_Link"/></text:p>
          </table:table-cell>
          <table:table-cell table:style-name="Table1.A1" office:value-type="string">
            <text:p text:style-name="Table_20_Contents">M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ribe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rinto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rnélio_Procópio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roaci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roados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roatá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romandel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ronel_Barros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ronel_Bicaco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ronel_Domingos_Soares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ronel_Ezequiel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ronel_Fabriciano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ronel_Freitas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ronel_João_Pessoa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ronel_João_Sá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ronel_José_Dias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ronel_Macedo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ronel_Martins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ronel_Murt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ronel_Pacheco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ronel_Pilar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ronel_Sapucaia" text:style-name="Internet_20_link" text:visited-style-name="Visited_20_Internet_20_Link"/></text:p>
          </table:table-cell>
          <table:table-cell table:style-name="Table1.A1" office:value-type="string">
            <text:p text:style-name="Table_20_Contents">M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ronel_Vivida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ronel_Xavier_Chave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órrego_Dant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órrego_do_Bom_Jesu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órrego_do_Ouro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órrego_Fundo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órrego_Novo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rreia_Pinto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rrente_(Piauí)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rrentes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rrentin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rtês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rumbá" text:style-name="Internet_20_link" text:visited-style-name="Visited_20_Internet_20_Link"/></text:p>
          </table:table-cell>
          <table:table-cell table:style-name="Table1.A1" office:value-type="string">
            <text:p text:style-name="Table_20_Contents">M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rumbá_de_Goiás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rumbaíba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rumbataí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Corumbataí_do_Sul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rumbiara" text:style-name="Internet_20_link" text:visited-style-name="Visited_20_Internet_20_Link"/></text:p>
          </table:table-cell>
          <table:table-cell table:style-name="Table1.A1" office:value-type="string">
            <text:p text:style-name="Table_20_Contents">R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rupá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ruripe" text:style-name="Internet_20_link" text:visited-style-name="Visited_20_Internet_20_Link"/></text:p>
          </table:table-cell>
          <table:table-cell table:style-name="Table1.A1" office:value-type="string">
            <text:p text:style-name="Table_20_Contents">AL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smópolis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smoram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sta_Marques" text:style-name="Internet_20_link" text:visited-style-name="Visited_20_Internet_20_Link"/></text:p>
          </table:table-cell>
          <table:table-cell table:style-name="Table1.A1" office:value-type="string">
            <text:p text:style-name="Table_20_Contents">R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sta_Rica_(Mato_Grosso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M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tegipe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ti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tiporã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uto_de_Magalhães_(Tocantins)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uto_de_Magalhães_de_Mina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xilha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xim" text:style-name="Internet_20_link" text:visited-style-name="Visited_20_Internet_20_Link"/></text:p>
          </table:table-cell>
          <table:table-cell table:style-name="Table1.A1" office:value-type="string">
            <text:p text:style-name="Table_20_Contents">M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oxixola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raíbas" text:style-name="Internet_20_link" text:visited-style-name="Visited_20_Internet_20_Link"/></text:p>
          </table:table-cell>
          <table:table-cell table:style-name="Table1.A1" office:value-type="string">
            <text:p text:style-name="Table_20_Contents">AL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rateús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rato_(Ceará)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ravinhos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ravolândi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riciúma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risólit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risópolis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rissiumal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ristai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ristais_Paulist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ristal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ristal_do_Sul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ristalândia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ristalândia_do_Piauí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ristáli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ristalina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ristiano_Otoni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ristianópolis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ristina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ristinápolis" text:style-name="Internet_20_link" text:visited-style-name="Visited_20_Internet_20_Link"/></text:p>
          </table:table-cell>
          <table:table-cell table:style-name="Table1.A1" office:value-type="string">
            <text:p text:style-name="Table_20_Contents">S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ristino_Castro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ristópolis_(Bahia)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rixás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rixás_do_Tocantins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roatá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romínia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rucilândi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ruz_(Ceará)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Cruz_Alta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ruz_das_Almas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ruz_do_Espírito_Santo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ruz_Machado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ruzáli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ruzaltense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ruzeiro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ruzeiro_da_Fortalez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ruzeiro_do_Iguaçu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ruzeiro_do_Oeste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ruzeiro_do_Sul_(Acre)" text:style-name="Internet_20_link" text:visited-style-name="Visited_20_Internet_20_Link"/></text:p>
          </table:table-cell>
          <table:table-cell table:style-name="Table1.A1" office:value-type="string">
            <text:p text:style-name="Table_20_Contents">A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ruzeiro_do_Sul_(Acre)" text:style-name="Internet_20_link" text:visited-style-name="Visited_20_Internet_20_Link"/></text:p>
          </table:table-cell>
          <table:table-cell table:style-name="Table1.A1" office:value-type="string">
            <text:p text:style-name="Table_20_Contents">A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ruzeiro_do_Sul_(Paraná)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ruzeiro_do_Sul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ruzeta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ruzíli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ruzmaltina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ubatão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ubati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uité_(Paraíba)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uité_de_Mamanguape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uitegi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ujubim" text:style-name="Internet_20_link" text:visited-style-name="Visited_20_Internet_20_Link"/></text:p>
          </table:table-cell>
          <table:table-cell table:style-name="Table1.A1" office:value-type="string">
            <text:p text:style-name="Table_20_Contents">R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umari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umaru_(Pernambuco)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umaru_do_Norte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umbe_(Sergipe)" text:style-name="Internet_20_link" text:visited-style-name="Visited_20_Internet_20_Link"/></text:p>
          </table:table-cell>
          <table:table-cell table:style-name="Table1.A1" office:value-type="string">
            <text:p text:style-name="Table_20_Contents">S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unha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unha_Porã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unhataí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uparaque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upira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uraçá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urimatá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urionópolis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uritiba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uritibanos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uriúva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urrais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urrais_Novos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urral_de_Cima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urral_de_Dentro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urral_Novo_do_Piauí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urral_Velho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urralinho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Curralinhos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uruá_(Pará)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uruçá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ururupu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urvelo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Custódia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amianópolis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amião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amolândia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arcinópolis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ário_Meir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ata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avid_Canabarro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avinópolis_(Goiás)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avinópolis_(Maranhão)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elfim_Moreira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elfinópoli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elmiro_Gouveia" text:style-name="Internet_20_link" text:visited-style-name="Visited_20_Internet_20_Link"/></text:p>
          </table:table-cell>
          <table:table-cell table:style-name="Table1.A1" office:value-type="string">
            <text:p text:style-name="Table_20_Contents">AL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elta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emerval_Lobão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eodápolis" text:style-name="Internet_20_link" text:visited-style-name="Visited_20_Internet_20_Link"/></text:p>
          </table:table-cell>
          <table:table-cell table:style-name="Table1.A1" office:value-type="string">
            <text:p text:style-name="Table_20_Contents">M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eputado_Irapuan_Pinheiro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errubadas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escalvado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escanso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escoberto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esterro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esterro_de_Entre_Rio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esterro_do_Melo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ezesseis_de_Novembro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iadem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iamante_(Paraíba)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iamante_do_Norte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iamante_do_Sul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iamante_D%27Oeste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iamantin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ianópolis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ias_d%27Ávil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ilermando_de_Aguiar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iogo_de_Vasconcelo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ionísio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ionísio_Cerqueira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iorama_(Goiás)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irce_Reis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irceu_Arcoverde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Divina_Pastora" text:style-name="Internet_20_link" text:visited-style-name="Visited_20_Internet_20_Link"/></text:p>
          </table:table-cell>
          <table:table-cell table:style-name="Table1.A1" office:value-type="string">
            <text:p text:style-name="Table_20_Contents">S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ivinési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ivino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ivino_das_Laranjeira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ivino_de_São_Lourenço" text:style-name="Internet_20_link" text:visited-style-name="Visited_20_Internet_20_Link"/></text:p>
          </table:table-cell>
          <table:table-cell table:style-name="Table1.A1" office:value-type="string">
            <text:p text:style-name="Table_20_Contents">E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ivinolândi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ivinolândia_de_Mina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ivinópoli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ivinópolis_de_Goiás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ivinópolis_do_Tocantins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ivisa_Alegre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ivisa_Nov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ivisópoli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obrad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ois_Córregos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ois_Irmãos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ois_Irmãos_das_Missões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ois_Irmãos_do_Buriti" text:style-name="Internet_20_link" text:visited-style-name="Visited_20_Internet_20_Link"/></text:p>
          </table:table-cell>
          <table:table-cell table:style-name="Table1.A1" office:value-type="string">
            <text:p text:style-name="Table_20_Contents">M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ois_Irmãos_do_Tocantins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ois_Lajeados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ois_Riachos" text:style-name="Internet_20_link" text:visited-style-name="Visited_20_Internet_20_Link"/></text:p>
          </table:table-cell>
          <table:table-cell table:style-name="Table1.A1" office:value-type="string">
            <text:p text:style-name="Table_20_Contents">AL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ois_Vizinhos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olcinópolis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om_Basílio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om_Bosco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om_Cavati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om_Eliseu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om_Expedito_Lopes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om_Feliciano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om_Inocêncio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om_Joaquim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om_Macedo_Cost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om_Pedrito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om_Pedro_(Maranhão)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om_Pedro_de_Alcântara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om_Silvério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om_Viçoso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omingos_Martins_(Espírito_Santo)" text:style-name="Internet_20_link" text:visited-style-name="Visited_20_Internet_20_Link"/></text:p>
          </table:table-cell>
          <table:table-cell table:style-name="Table1.A1" office:value-type="string">
            <text:p text:style-name="Table_20_Contents">E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omingos_Mourão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ona_Emma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ona_Eusébi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ona_Francisca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ona_Inês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ores_de_Campo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ores_de_Guanhãe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Dores_do_Indaiá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ores_do_Rio_Preto" text:style-name="Internet_20_link" text:visited-style-name="Visited_20_Internet_20_Link"/></text:p>
          </table:table-cell>
          <table:table-cell table:style-name="Table1.A1" office:value-type="string">
            <text:p text:style-name="Table_20_Contents">E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ores_do_Turvo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oresópoli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ormentes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ouradina_(Mato_Grosso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M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ouradina_(Paraná)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ourado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ouradoquar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ourados" text:style-name="Internet_20_link" text:visited-style-name="Visited_20_Internet_20_Link"/></text:p>
          </table:table-cell>
          <table:table-cell table:style-name="Table1.A1" office:value-type="string">
            <text:p text:style-name="Table_20_Contents">M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outor_Camargo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outor_Maurício_Cardoso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outor_Pedrinho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outor_Ricardo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outor_Severiano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outor_Ulysses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overlândia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racen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uartin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uas_Barras" text:style-name="Internet_20_link" text:visited-style-name="Visited_20_Internet_20_Link"/></text:p>
          </table:table-cell>
          <table:table-cell table:style-name="Table1.A1" office:value-type="string">
            <text:p text:style-name="Table_20_Contents">RJ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uas_Estradas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ueré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umont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uque_Bacelar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uque_de_Caxias_(Rio_de_Janeiro)" text:style-name="Internet_20_link" text:visited-style-name="Visited_20_Internet_20_Link"/></text:p>
          </table:table-cell>
          <table:table-cell table:style-name="Table1.A1" office:value-type="string">
            <text:p text:style-name="Table_20_Contents">RJ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Durandé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chaporã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coporanga" text:style-name="Internet_20_link" text:visited-style-name="Visited_20_Internet_20_Link"/></text:p>
          </table:table-cell>
          <table:table-cell table:style-name="Table1.A1" office:value-type="string">
            <text:p text:style-name="Table_20_Contents">E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dealina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deia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irunepé" text:style-name="Internet_20_link" text:visited-style-name="Visited_20_Internet_20_Link"/></text:p>
          </table:table-cell>
          <table:table-cell table:style-name="Table1.A1" office:value-type="string">
            <text:p text:style-name="Table_20_Contents">AM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ldorado_(Mato_Grosso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M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ldorado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ldorado_do_Sul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ldorado_dos_Carajás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lesbão_Veloso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lias_Fausto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liseu_Martins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lisiário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lísio_Medrado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lói_Mende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mas_(Paraíba)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mbaúba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mbu_das_Artes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mbu-Guaçu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Emilianópolis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ncantado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ncanto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ncruzilhada_(Bahia)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ncruzilhada_do_Sul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néas_Marques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ngenheiro_Beltrão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ngenheiro_Calda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ngenheiro_Coelho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ngenheiro_Navarro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ngenheiro_Paulo_de_Frontin" text:style-name="Internet_20_link" text:visited-style-name="Visited_20_Internet_20_Link"/></text:p>
          </table:table-cell>
          <table:table-cell table:style-name="Table1.A1" office:value-type="string">
            <text:p text:style-name="Table_20_Contents">RJ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ngenho_Velho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ntre_Folha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ntre_Rios_(Bahia)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ntre_Rios_(Santa_Catarina)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ntre_Rios_de_Mina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ntre_Rios_do_Oeste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ntre_Rios_do_Sul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ntre-Ijuís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nvira" text:style-name="Internet_20_link" text:visited-style-name="Visited_20_Internet_20_Link"/></text:p>
          </table:table-cell>
          <table:table-cell table:style-name="Table1.A1" office:value-type="string">
            <text:p text:style-name="Table_20_Contents">AM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pitaciolândia" text:style-name="Internet_20_link" text:visited-style-name="Visited_20_Internet_20_Link"/></text:p>
          </table:table-cell>
          <table:table-cell table:style-name="Table1.A1" office:value-type="string">
            <text:p text:style-name="Table_20_Contents">A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pitaciolândia" text:style-name="Internet_20_link" text:visited-style-name="Visited_20_Internet_20_Link"/></text:p>
          </table:table-cell>
          <table:table-cell table:style-name="Table1.A1" office:value-type="string">
            <text:p text:style-name="Table_20_Contents">A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quador_(Rio_Grande_do_Norte)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rebango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rechim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rerê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Érico_Cardoso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rmo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rnestina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rval_Grande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rval_Seco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rval_Velho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rváli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scada_(Pernambuco)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smeralda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smeralda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spera_Feliz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sperança_(Paraíba)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sperança_do_Sul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sperança_Nova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sperantina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sperantina_(Tocantins)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sperantinópolis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spigão_Alto_do_Iguaçu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spigão_d%27Oeste" text:style-name="Internet_20_link" text:visited-style-name="Visited_20_Internet_20_Link"/></text:p>
          </table:table-cell>
          <table:table-cell table:style-name="Table1.A1" office:value-type="string">
            <text:p text:style-name="Table_20_Contents">RO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Espinosa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spírito_Santo_(Rio_Grande_do_Norte)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spírito_Santo_do_Dourado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spírito_Santo_do_Pinhal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spírito_Santo_do_Turvo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splanada_(Bahia)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spumoso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stação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stância_(Sergipe)" text:style-name="Internet_20_link" text:visited-style-name="Visited_20_Internet_20_Link"/></text:p>
          </table:table-cell>
          <table:table-cell table:style-name="Table1.A1" office:value-type="string">
            <text:p text:style-name="Table_20_Contents">S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stância_Velha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steio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stiva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stiva_Gerbi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streito_(Maranhão)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strela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strela_Dalv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strela_de_Alagoas" text:style-name="Internet_20_link" text:visited-style-name="Visited_20_Internet_20_Link"/></text:p>
          </table:table-cell>
          <table:table-cell table:style-name="Table1.A1" office:value-type="string">
            <text:p text:style-name="Table_20_Contents">AL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strela_do_Indaiá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strela_do_Norte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strela_do_Norte_(Goiás)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strela_do_Sul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strela_d%27Oeste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strela_Velha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uclides_da_Cunha_(Bahia)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uclides_da_Cunha_Paulist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ugênio_de_Castro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ugenópoli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unápolis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usébio_(Ceará)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wbank_da_Câmar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xtrem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xtremoz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Exu_(Pernambuco)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agundes_(Paraíba)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agundes_Varela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aina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ama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aria_Lemo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arias_Brito_(Ceará)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aro_(Pará)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arol_(Paraná)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arroupilha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artur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artura_do_Piauí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átima_(Bahia)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Fátima_(Tocantins)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átima_do_Sul" text:style-name="Internet_20_link" text:visited-style-name="Visited_20_Internet_20_Link"/></text:p>
          </table:table-cell>
          <table:table-cell table:style-name="Table1.A1" office:value-type="string">
            <text:p text:style-name="Table_20_Contents">M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axinal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axinal_do_Soturno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axinal_dos_Guedes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axinalzinho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azenda_Nova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azenda_Rio_Grande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azenda_Vilanova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eijó_(Acre)" text:style-name="Internet_20_link" text:visited-style-name="Visited_20_Internet_20_Link"/></text:p>
          </table:table-cell>
          <table:table-cell table:style-name="Table1.A1" office:value-type="string">
            <text:p text:style-name="Table_20_Contents">A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eira_da_Mat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eira_de_Santan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eira_Grande" text:style-name="Internet_20_link" text:visited-style-name="Visited_20_Internet_20_Link"/></text:p>
          </table:table-cell>
          <table:table-cell table:style-name="Table1.A1" office:value-type="string">
            <text:p text:style-name="Table_20_Contents">AL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eira_Nova_(Sergipe)" text:style-name="Internet_20_link" text:visited-style-name="Visited_20_Internet_20_Link"/></text:p>
          </table:table-cell>
          <table:table-cell table:style-name="Table1.A1" office:value-type="string">
            <text:p text:style-name="Table_20_Contents">S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eira_Nova_(Pernambuco)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eira_Nova_do_Maranhão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elício_dos_Santo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elipe_Guerra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elisburgo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elixlândi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eliz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eliz_Deserto" text:style-name="Internet_20_link" text:visited-style-name="Visited_20_Internet_20_Link"/></text:p>
          </table:table-cell>
          <table:table-cell table:style-name="Table1.A1" office:value-type="string">
            <text:p text:style-name="Table_20_Contents">AL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ênix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ernandes_Pinheiro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ernandes_Tourinho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ernando_de_Noronha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ernando_Falcão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ernando_Pedroza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ernando_Prestes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ernandópolis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ernão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erraz_de_Vasconcelos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erreiros_(Pernambuco)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erro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ervedouro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igueira_(Paraná)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igueirão" text:style-name="Internet_20_link" text:visited-style-name="Visited_20_Internet_20_Link"/></text:p>
          </table:table-cell>
          <table:table-cell table:style-name="Table1.A1" office:value-type="string">
            <text:p text:style-name="Table_20_Contents">M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igueirópolis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iladélfia_(Bahia)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iladélfia_(Tocantins)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irmino_Alves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irminópolis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lexeiras" text:style-name="Internet_20_link" text:visited-style-name="Visited_20_Internet_20_Link"/></text:p>
          </table:table-cell>
          <table:table-cell table:style-name="Table1.A1" office:value-type="string">
            <text:p text:style-name="Table_20_Contents">AL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lor_da_Serra_do_Sul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lor_do_Sertão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Flora_Ric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loraí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lorânia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loreal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lores_(Pernambuco)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lores_da_Cunha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lores_de_Goiás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lores_do_Piauí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loresta_(Pernambuco)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loresta_(Paraná)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loresta_Azul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loresta_do_Araguaia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loresta_do_Piauí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lorestal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lorestópolis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loriano_(Piauí)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loriano_Peixoto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lorianópolis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lórida_(Paraná)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lórida_Paulist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loríne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onte_Boa_(Amazonas)" text:style-name="Internet_20_link" text:visited-style-name="Visited_20_Internet_20_Link"/></text:p>
          </table:table-cell>
          <table:table-cell table:style-name="Table1.A1" office:value-type="string">
            <text:p text:style-name="Table_20_Contents">AM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ontoura_Xavier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ormiga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ormigueiro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ormosa_(Goiás)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ormosa_da_Serra_Negra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ormosa_do_Oeste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ormosa_do_Rio_Preto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ormosa_do_Sul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ormoso_(Goiás)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ormoso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ormoso_do_Araguaia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orquetinha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orquilha_(Ceará)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orquilhinha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ortaleza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ortaleza_de_Mina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ortaleza_do_Tabocão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ortaleza_dos_Nogueiras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ortaleza_dos_Valos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ortim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ortuna_(Maranhão)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ortuna_de_Mina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oz_do_Iguaçu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Foz_do_Jordão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raiburgo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ranc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rancinópolis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rancisco_Alves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rancisco_Ayres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rancisco_Badaró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rancisco_Beltrão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rancisco_Dantas_(Rio_Grande_do_Norte)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rancisco_Dumont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rancisco_Macedo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rancisco_Morato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rancisco_Sá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rancisco_Santos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ranciscópoli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ranco_da_Roch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recheirinha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rederico_Westphalen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rei_Gaspar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rei_Inocêncio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rei_Lagonegro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rei_Martinho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rei_Miguelinho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rei_Paulo" text:style-name="Internet_20_link" text:visited-style-name="Visited_20_Internet_20_Link"/></text:p>
          </table:table-cell>
          <table:table-cell table:style-name="Table1.A1" office:value-type="string">
            <text:p text:style-name="Table_20_Contents">S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rei_Rogério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ronteira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ronteira_dos_Vale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ronteiras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ruta_de_Leite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rutal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rutuoso_Gomes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undão_(Espírito_Santo)" text:style-name="Internet_20_link" text:visited-style-name="Visited_20_Internet_20_Link"/></text:p>
          </table:table-cell>
          <table:table-cell table:style-name="Table1.A1" office:value-type="string">
            <text:p text:style-name="Table_20_Contents">E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Funilândi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abriel_Monteiro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ado_Bravo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ália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aliléia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alinhos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alvão_(Santa_Catarina)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ameleira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ameleira_de_Goiás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ameleira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andu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aranhuns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araru" text:style-name="Internet_20_link" text:visited-style-name="Visited_20_Internet_20_Link"/></text:p>
          </table:table-cell>
          <table:table-cell table:style-name="Table1.A1" office:value-type="string">
            <text:p text:style-name="Table_20_Contents">SE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Garça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aribaldi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aropaba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arrafão_do_Norte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arruchos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aruva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aspar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astão_Vidigal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aurama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avião_(Bahia)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avião_Peixoto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eminiano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eneral_Câmara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eneral_Carneiro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eneral_Maynard" text:style-name="Internet_20_link" text:visited-style-name="Visited_20_Internet_20_Link"/></text:p>
          </table:table-cell>
          <table:table-cell table:style-name="Table1.A1" office:value-type="string">
            <text:p text:style-name="Table_20_Contents">S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eneral_Salgado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eneral_Sampaio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entil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entio_do_Ouro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etulin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etúlio_Vargas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ilbués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irau_do_Ponciano" text:style-name="Internet_20_link" text:visited-style-name="Visited_20_Internet_20_Link"/></text:p>
          </table:table-cell>
          <table:table-cell table:style-name="Table1.A1" office:value-type="string">
            <text:p text:style-name="Table_20_Contents">AL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iruá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laucilândi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licério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lória_(Bahia)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lória_de_Dourados" text:style-name="Internet_20_link" text:visited-style-name="Visited_20_Internet_20_Link"/></text:p>
          </table:table-cell>
          <table:table-cell table:style-name="Table1.A1" office:value-type="string">
            <text:p text:style-name="Table_20_Contents">M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lória_do_Goitá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lorinha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odofredo_Viana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odoy_Moreira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oiabeir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oiana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oianá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oianápolis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oiandira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oianésia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oianésia_do_Pará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oiânia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oianinha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oianira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oianorte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oiás_(município)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oiatins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Goiatuba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oioerê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oioxim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onçalves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onçalves_Dias_(Maranhão)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ongogi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onzag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ouveia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ouvelândia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overnador_Archer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overnador_Celso_Ramos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overnador_Dix-Sept_Rosado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overnador_Edison_Lobão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overnador_Eugênio_Barros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overnador_Jorge_Teixeira" text:style-name="Internet_20_link" text:visited-style-name="Visited_20_Internet_20_Link"/></text:p>
          </table:table-cell>
          <table:table-cell table:style-name="Table1.A1" office:value-type="string">
            <text:p text:style-name="Table_20_Contents">R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overnador_Lindenberg" text:style-name="Internet_20_link" text:visited-style-name="Visited_20_Internet_20_Link"/></text:p>
          </table:table-cell>
          <table:table-cell table:style-name="Table1.A1" office:value-type="string">
            <text:p text:style-name="Table_20_Contents">E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overnador_Luiz_Rocha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overnador_Mangabeir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overnador_Newton_Bello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overnador_Nunes_Freire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overnador_Valadare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raça_(Ceará)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raça_Aranha_(Maranhão)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racho_Cardoso" text:style-name="Internet_20_link" text:visited-style-name="Visited_20_Internet_20_Link"/></text:p>
          </table:table-cell>
          <table:table-cell table:style-name="Table1.A1" office:value-type="string">
            <text:p text:style-name="Table_20_Contents">S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rajaú_(Maranhão)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ramado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ramado_dos_Loureiros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ramado_Xavier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randes_Rios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ranito_(Pernambuco)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ranja_(Ceará)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ranjeiro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rão_Mogol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rão_Pará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ravatá_(Pernambuco)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ravataí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ravatal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roaíras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rossos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rupiar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biju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biruba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çuí" text:style-name="Internet_20_link" text:visited-style-name="Visited_20_Internet_20_Link"/></text:p>
          </table:table-cell>
          <table:table-cell table:style-name="Table1.A1" office:value-type="string">
            <text:p text:style-name="Table_20_Contents">E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dalupe_(Piauí)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íba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Guaiçar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imbê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íra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íra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iraçá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iuba_(Ceará)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jará_(Amazonas)" text:style-name="Internet_20_link" text:visited-style-name="Visited_20_Internet_20_Link"/></text:p>
          </table:table-cell>
          <table:table-cell table:style-name="Table1.A1" office:value-type="string">
            <text:p text:style-name="Table_20_Contents">AM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jará-Mirim" text:style-name="Internet_20_link" text:visited-style-name="Visited_20_Internet_20_Link"/></text:p>
          </table:table-cell>
          <table:table-cell table:style-name="Table1.A1" office:value-type="string">
            <text:p text:style-name="Table_20_Contents">R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jeru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maré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miranga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nambi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nhãe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pé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piaçu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piar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pimirim" text:style-name="Internet_20_link" text:visited-style-name="Visited_20_Internet_20_Link"/></text:p>
          </table:table-cell>
          <table:table-cell table:style-name="Table1.A1" office:value-type="string">
            <text:p text:style-name="Table_20_Contents">RJ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pirama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pó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poré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porema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rá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rabira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raçaí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raci_(Paraná)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raci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raciaba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raciaba_(Santa_Catarina)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raciaba_do_Norte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raciam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raí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raíta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ramiranga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ramirim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ranési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rani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rani_das_Missões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rani_de_Goiás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rani_d%27Oeste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raniaçu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rantã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rapari" text:style-name="Internet_20_link" text:visited-style-name="Visited_20_Internet_20_Link"/></text:p>
          </table:table-cell>
          <table:table-cell table:style-name="Table1.A1" office:value-type="string">
            <text:p text:style-name="Table_20_Contents">E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rapuava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raqueçaba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rará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Guararapes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rarem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rating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ratinguetá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ratuba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rda-Mor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reí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riba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ribas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rinos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rujá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rujá_do_Sul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rulhos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tambu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tapará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axupé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ia_Lopes_da_Laguna" text:style-name="Internet_20_link" text:visited-style-name="Visited_20_Internet_20_Link"/></text:p>
          </table:table-cell>
          <table:table-cell table:style-name="Table1.A1" office:value-type="string">
            <text:p text:style-name="Table_20_Contents">M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idoval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imarães_(Maranhão)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imarâni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iricem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rinhatã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rinhém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rjão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rupá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rupi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Guzolândi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Harmonia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Heitoraí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Heliodor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Heliópolis_(Bahia)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Herculândi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Herval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Herval_d%27Oeste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Herveiras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Hidrolândia_(Ceará)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Hidrolândia_(Goiás)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Hidrolina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Holambr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Honório_Serpa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Horizonte_(Ceará)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Horizontina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Hortolândi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Hugo_Napoleão_(Piauí)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Hulha_Negra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Humaitá_(Amazonas)" text:style-name="Internet_20_link" text:visited-style-name="Visited_20_Internet_20_Link"/></text:p>
          </table:table-cell>
          <table:table-cell table:style-name="Table1.A1" office:value-type="string">
            <text:p text:style-name="Table_20_Contents">AM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Humaitá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Humberto_de_Campos_(Maranhão)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acang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aciara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acri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açu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apu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aras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ati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baiti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barama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baretama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baté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bateguara" text:style-name="Internet_20_link" text:visited-style-name="Visited_20_Internet_20_Link"/></text:p>
          </table:table-cell>
          <table:table-cell table:style-name="Table1.A1" office:value-type="string">
            <text:p text:style-name="Table_20_Contents">AL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batiba" text:style-name="Internet_20_link" text:visited-style-name="Visited_20_Internet_20_Link"/></text:p>
          </table:table-cell>
          <table:table-cell table:style-name="Table1.A1" office:value-type="string">
            <text:p text:style-name="Table_20_Contents">E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bema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bertiog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biá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biaçá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biaí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biam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biapina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biara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biassucê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bicaraí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bicaré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bicoar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bicuí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bicuitinga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bimirim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bipeb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bipitang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biporã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biquer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birá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biracatu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biraci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biraçu" text:style-name="Internet_20_link" text:visited-style-name="Visited_20_Internet_20_Link"/></text:p>
          </table:table-cell>
          <table:table-cell table:style-name="Table1.A1" office:value-type="string">
            <text:p text:style-name="Table_20_Contents">E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biraiaras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birajuba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birama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birapitang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birapuã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birapuitã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Ibirarem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biratai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birité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birubá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bitiar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biting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bitirama" text:style-name="Internet_20_link" text:visited-style-name="Visited_20_Internet_20_Link"/></text:p>
          </table:table-cell>
          <table:table-cell table:style-name="Table1.A1" office:value-type="string">
            <text:p text:style-name="Table_20_Contents">E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bititá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bitiúra_de_Mina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biturun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biún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botiram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capuí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çara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caraí_de_Mina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caraíma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catu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cém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chu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có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conha" text:style-name="Internet_20_link" text:visited-style-name="Visited_20_Internet_20_Link"/></text:p>
          </table:table-cell>
          <table:table-cell table:style-name="Table1.A1" office:value-type="string">
            <text:p text:style-name="Table_20_Contents">E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elmo_Marinho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epê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gaci" text:style-name="Internet_20_link" text:visited-style-name="Visited_20_Internet_20_Link"/></text:p>
          </table:table-cell>
          <table:table-cell table:style-name="Table1.A1" office:value-type="string">
            <text:p text:style-name="Table_20_Contents">AL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gaporã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garaçu_do_Tietê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garacy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garapav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garapé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garapé_do_Meio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garapé_Grande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garapé-Açu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garapé-Miri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garassu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garatá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garating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grapiún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greja_Nova_(Alagoas)" text:style-name="Internet_20_link" text:visited-style-name="Visited_20_Internet_20_Link"/></text:p>
          </table:table-cell>
          <table:table-cell table:style-name="Table1.A1" office:value-type="string">
            <text:p text:style-name="Table_20_Contents">AL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grejinha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guaba_Grande" text:style-name="Internet_20_link" text:visited-style-name="Visited_20_Internet_20_Link"/></text:p>
          </table:table-cell>
          <table:table-cell table:style-name="Table1.A1" office:value-type="string">
            <text:p text:style-name="Table_20_Contents">RJ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guaí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guape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guaraçu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guaracy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guatam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Iguatemi_(Mato_Grosso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MS</text:p>
          </table:table-cell>
        </table:table-row>
        <table:table-row table:style-name="Table1.2116">
          <table:table-cell table:style-name="Table1.A1" office:value-type="string">
            <text:p text:style-name="Table_20_Contents"><text:a xlink:type="simple" xlink:href="https://pt.wikipedia.org/wiki/Iguatu_(Ceará)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guatu_(Paraná)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jaci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2116">
          <table:table-cell table:style-name="Table1.A1" office:value-type="string">
            <text:p text:style-name="Table_20_Contents"><text:a xlink:type="simple" xlink:href="https://pt.wikipedia.org/wiki/Ijuí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lha_Comprid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lha_das_Flores_(Sergipe)" text:style-name="Internet_20_link" text:visited-style-name="Visited_20_Internet_20_Link"/></text:p>
          </table:table-cell>
          <table:table-cell table:style-name="Table1.A1" office:value-type="string">
            <text:p text:style-name="Table_20_Contents">SE</text:p>
          </table:table-cell>
        </table:table-row>
        <table:table-row table:style-name="Table1.2116">
          <table:table-cell table:style-name="Table1.A1" office:value-type="string">
            <text:p text:style-name="Table_20_Contents"><text:a xlink:type="simple" xlink:href="https://pt.wikipedia.org/wiki/Ilha_de_Itamaracá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lha_Grande_(Piauí)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lha_Solteir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lhabel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lhéus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lhota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licíne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lópolis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maculada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maruí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mbaú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mbé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mbé_de_Mina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mbituba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mbituva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mbuia_(Santa_Catarina)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migrante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mperatriz_(Maranhão)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nácio_Martins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naciolândia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najá_(Pernambuco)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najá_(Paraná)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nconfidente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ndaiabir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ndaial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ndaiatub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ndependência_(Ceará)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ndependência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ndiana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ndianópolis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ndianópolis_(Paraná)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ndiaporã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ndiara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ndiaroba" text:style-name="Internet_20_link" text:visited-style-name="Visited_20_Internet_20_Link"/></text:p>
          </table:table-cell>
          <table:table-cell table:style-name="Table1.A1" office:value-type="string">
            <text:p text:style-name="Table_20_Contents">S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ngá_(Paraíba)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Ingaí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ngazeira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nhacorá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nhambupe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nhangapi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nhapi" text:style-name="Internet_20_link" text:visited-style-name="Visited_20_Internet_20_Link"/></text:p>
          </table:table-cell>
          <table:table-cell table:style-name="Table1.A1" office:value-type="string">
            <text:p text:style-name="Table_20_Contents">AL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nhapim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nhaúm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nhuma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nhumas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nimutab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nocência" text:style-name="Internet_20_link" text:visited-style-name="Visited_20_Internet_20_Link"/></text:p>
          </table:table-cell>
          <table:table-cell table:style-name="Table1.A1" office:value-type="string">
            <text:p text:style-name="Table_20_Contents">M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núbia_Paulist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omerê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pab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pameri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panema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panguaçu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paporanga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pating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paumirim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paussu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pê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pecaetá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peró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peún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piaçu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piaú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piguá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pira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pirá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piranga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piranga_de_Goiás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piranga_do_Piauí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piranga_do_Sul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pixuna" text:style-name="Internet_20_link" text:visited-style-name="Visited_20_Internet_20_Link"/></text:p>
          </table:table-cell>
          <table:table-cell table:style-name="Table1.A1" office:value-type="string">
            <text:p text:style-name="Table_20_Contents">AM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pixuna_do_Pará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pojuca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porá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porã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porã_do_Oeste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porang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pu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puã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puaçu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Ipubi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pueira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pueiras_(Ceará)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pueiras_(Tocantins)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puiún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pumirim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pupiar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racema_(Ceará)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racema_(Roraima)" text:style-name="Internet_20_link" text:visited-style-name="Visited_20_Internet_20_Link"/></text:p>
          </table:table-cell>
          <table:table-cell table:style-name="Table1.A1" office:value-type="string">
            <text:p text:style-name="Table_20_Contents">R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racema_do_Oeste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racemápolis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raceminha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raí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raí_de_Mina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rajub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ramai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randuba" text:style-name="Internet_20_link" text:visited-style-name="Visited_20_Internet_20_Link"/></text:p>
          </table:table-cell>
          <table:table-cell table:style-name="Table1.A1" office:value-type="string">
            <text:p text:style-name="Table_20_Contents">AM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rani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rapuã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rapuru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raquar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rará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rati_(Paraná)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rati_(Santa_Catarina)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rauçuba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recê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retama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rineópolis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rituia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rupi" text:style-name="Internet_20_link" text:visited-style-name="Visited_20_Internet_20_Link"/></text:p>
          </table:table-cell>
          <table:table-cell table:style-name="Table1.A1" office:value-type="string">
            <text:p text:style-name="Table_20_Contents">E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saías_Coelho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sraelândia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á_(Santa_Catarina)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ara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baiana_(Paraíba)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baiana_(Sergipe)" text:style-name="Internet_20_link" text:visited-style-name="Visited_20_Internet_20_Link"/></text:p>
          </table:table-cell>
          <table:table-cell table:style-name="Table1.A1" office:value-type="string">
            <text:p text:style-name="Table_20_Contents">S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baianinha" text:style-name="Internet_20_link" text:visited-style-name="Visited_20_Internet_20_Link"/></text:p>
          </table:table-cell>
          <table:table-cell table:style-name="Table1.A1" office:value-type="string">
            <text:p text:style-name="Table_20_Contents">S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bel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berá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berab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beraí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bi" text:style-name="Internet_20_link" text:visited-style-name="Visited_20_Internet_20_Link"/></text:p>
          </table:table-cell>
          <table:table-cell table:style-name="Table1.A1" office:value-type="string">
            <text:p text:style-name="Table_20_Contents">S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bir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birinh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birito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Itaboraí" text:style-name="Internet_20_link" text:visited-style-name="Visited_20_Internet_20_Link"/></text:p>
          </table:table-cell>
          <table:table-cell table:style-name="Table1.A1" office:value-type="string">
            <text:p text:style-name="Table_20_Contents">RJ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bun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2116">
          <table:table-cell table:style-name="Table1.A1" office:value-type="string">
            <text:p text:style-name="Table_20_Contents"><text:a xlink:type="simple" xlink:href="https://pt.wikipedia.org/wiki/Itacajá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cambir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carambi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caré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coatiara" text:style-name="Internet_20_link" text:visited-style-name="Visited_20_Internet_20_Link"/></text:p>
          </table:table-cell>
          <table:table-cell table:style-name="Table1.A1" office:value-type="string">
            <text:p text:style-name="Table_20_Contents">AM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curuba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curubi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etê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gi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gibá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gimirim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guaçu" text:style-name="Internet_20_link" text:visited-style-name="Visited_20_Internet_20_Link"/></text:p>
          </table:table-cell>
          <table:table-cell table:style-name="Table1.A1" office:value-type="string">
            <text:p text:style-name="Table_20_Contents">ES</text:p>
          </table:table-cell>
        </table:table-row>
        <table:table-row table:style-name="Table1.2116">
          <table:table-cell table:style-name="Table1.A1" office:value-type="string">
            <text:p text:style-name="Table_20_Contents"><text:a xlink:type="simple" xlink:href="https://pt.wikipedia.org/wiki/Itaguaçu_da_Bahi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guaí" text:style-name="Internet_20_link" text:visited-style-name="Visited_20_Internet_20_Link"/></text:p>
          </table:table-cell>
          <table:table-cell table:style-name="Table1.A1" office:value-type="string">
            <text:p text:style-name="Table_20_Contents">RJ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guajé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2116">
          <table:table-cell table:style-name="Table1.A1" office:value-type="string">
            <text:p text:style-name="Table_20_Contents"><text:a xlink:type="simple" xlink:href="https://pt.wikipedia.org/wiki/Itaguar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guari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guaru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guatins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í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íba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içaba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inópolis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iópolis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ipava_do_Grajaú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ipé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ipulândia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itinga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ituba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já_(Goiás)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já_(Rio_Grande_do_Norte)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jaí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jobi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ju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ju_do_Colôni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jubá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juípe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lva" text:style-name="Internet_20_link" text:visited-style-name="Visited_20_Internet_20_Link"/></text:p>
          </table:table-cell>
          <table:table-cell table:style-name="Table1.A1" office:value-type="string">
            <text:p text:style-name="Table_20_Contents">RJ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maraju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marandib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Itamarati" text:style-name="Internet_20_link" text:visited-style-name="Visited_20_Internet_20_Link"/></text:p>
          </table:table-cell>
          <table:table-cell table:style-name="Table1.A1" office:value-type="string">
            <text:p text:style-name="Table_20_Contents">AM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marati_de_Mina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mari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mbacuri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mbaracá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mbé_(Bahia)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mbé_(Pernambuco)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mbé_(Paraná)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mbé_do_Mato_Dentro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mogi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monte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nagr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nhaém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nhandu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nhém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nhomi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obim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óc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ocara" text:style-name="Internet_20_link" text:visited-style-name="Visited_20_Internet_20_Link"/></text:p>
          </table:table-cell>
          <table:table-cell table:style-name="Table1.A1" office:value-type="string">
            <text:p text:style-name="Table_20_Contents">RJ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paci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pagipe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pajé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paric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pé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pebi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peceric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pecerica_da_Serr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2116">
          <table:table-cell table:style-name="Table1.A1" office:value-type="string">
            <text:p text:style-name="Table_20_Contents"><text:a xlink:type="simple" xlink:href="https://pt.wikipedia.org/wiki/Itapecuru-Mirim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pejara_d%27Oeste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pema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pemirim" text:style-name="Internet_20_link" text:visited-style-name="Visited_20_Internet_20_Link"/></text:p>
          </table:table-cell>
          <table:table-cell table:style-name="Table1.A1" office:value-type="string">
            <text:p text:style-name="Table_20_Contents">E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peruçu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peruna" text:style-name="Internet_20_link" text:visited-style-name="Visited_20_Internet_20_Link"/></text:p>
          </table:table-cell>
          <table:table-cell table:style-name="Table1.A1" office:value-type="string">
            <text:p text:style-name="Table_20_Contents">RJ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petim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peting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petining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peva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peva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pevi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picuru_(Bahia)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pipoca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pir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piranga_(Amazonas)" text:style-name="Internet_20_link" text:visited-style-name="Visited_20_Internet_20_Link"/></text:p>
          </table:table-cell>
          <table:table-cell table:style-name="Table1.A1" office:value-type="string">
            <text:p text:style-name="Table_20_Contents">AM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piranga_(Santa_Catarina)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Itapirapuã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pirapuã_Paulist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piratins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pissuma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pitang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piúna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poá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ápolis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porã" text:style-name="Internet_20_link" text:visited-style-name="Visited_20_Internet_20_Link"/></text:p>
          </table:table-cell>
          <table:table-cell table:style-name="Table1.A1" office:value-type="string">
            <text:p text:style-name="Table_20_Contents">M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porã_do_Tocantins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poranga_(Paraíba)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poranga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poranga_d%27Ajuda" text:style-name="Internet_20_link" text:visited-style-name="Visited_20_Internet_20_Link"/></text:p>
          </table:table-cell>
          <table:table-cell table:style-name="Table1.A1" office:value-type="string">
            <text:p text:style-name="Table_20_Contents">S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pororoca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puã_do_Oeste" text:style-name="Internet_20_link" text:visited-style-name="Visited_20_Internet_20_Link"/></text:p>
          </table:table-cell>
          <table:table-cell table:style-name="Table1.A1" office:value-type="string">
            <text:p text:style-name="Table_20_Contents">R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puca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puí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pur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puranga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quaquecetub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quar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qui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quiraí" text:style-name="Internet_20_link" text:visited-style-name="Visited_20_Internet_20_Link"/></text:p>
          </table:table-cell>
          <table:table-cell table:style-name="Table1.A1" office:value-type="string">
            <text:p text:style-name="Table_20_Contents">M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quitinga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rana" text:style-name="Internet_20_link" text:visited-style-name="Visited_20_Internet_20_Link"/></text:p>
          </table:table-cell>
          <table:table-cell table:style-name="Table1.A1" office:value-type="string">
            <text:p text:style-name="Table_20_Contents">E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rantim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raré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rema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riri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rumã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ti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tiaia" text:style-name="Internet_20_link" text:visited-style-name="Visited_20_Internet_20_Link"/></text:p>
          </table:table-cell>
          <table:table-cell table:style-name="Table1.A1" office:value-type="string">
            <text:p text:style-name="Table_20_Contents">RJ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tiaiuçu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tib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tiba_do_Sul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tim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ting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tira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tuba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ú_(Rio_Grande_do_Norte)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ú_de_Mina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uçu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ueira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ún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aúna_do_Sul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Itaverav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ing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inga_do_Maranhão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irapin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irapuã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iruçu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iúb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obi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ororó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u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uaçu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uberá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uet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uiutab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umbiara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umirim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upev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upiranga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uporanga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uram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uting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tuverav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uiú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úna" text:style-name="Internet_20_link" text:visited-style-name="Visited_20_Internet_20_Link"/></text:p>
          </table:table-cell>
          <table:table-cell table:style-name="Table1.A1" office:value-type="string">
            <text:p text:style-name="Table_20_Contents">E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vaí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vaiporã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vaté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vatuba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vinhema" text:style-name="Internet_20_link" text:visited-style-name="Visited_20_Internet_20_Link"/></text:p>
          </table:table-cell>
          <table:table-cell table:style-name="Table1.A1" office:value-type="string">
            <text:p text:style-name="Table_20_Contents">M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volândia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vorá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Ivoti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boatão_dos_Guararapes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borá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borandi_(Bahia)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borandi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boti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boticaba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boticabal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boticatuba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çanã_(Rio_Grande_do_Norte)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caraci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caraú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caré_dos_Homens" text:style-name="Internet_20_link" text:visited-style-name="Visited_20_Internet_20_Link"/></text:p>
          </table:table-cell>
          <table:table-cell table:style-name="Table1.A1" office:value-type="string">
            <text:p text:style-name="Table_20_Contents">AL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careacanga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Jacareí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carezinho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ci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cinto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cinto_Machado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cobin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cobina_do_Piauí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cuí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cuípe" text:style-name="Internet_20_link" text:visited-style-name="Visited_20_Internet_20_Link"/></text:p>
          </table:table-cell>
          <table:table-cell table:style-name="Table1.A1" office:value-type="string">
            <text:p text:style-name="Table_20_Contents">AL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cuizinho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cundá_(Pará)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cupirang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cutinga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cutinga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guapitã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guaquar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guaraçu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guarão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guarari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guaré" text:style-name="Internet_20_link" text:visited-style-name="Visited_20_Internet_20_Link"/></text:p>
          </table:table-cell>
          <table:table-cell table:style-name="Table1.A1" office:value-type="string">
            <text:p text:style-name="Table_20_Contents">E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guaretama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guari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guariaíva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guaribara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guaribe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guaripe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guariún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guaruana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guaruna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íb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icós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les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mbeiro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mpruc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naúba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ndaia_(Goiás)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ndaia_do_Sul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ndaíra_(Bahia)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ndaíra_(Rio_Grande_do_Norte)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ndir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nduís_(Rio_Grande_do_Norte)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niópolis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nuári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paraíb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paratinga" text:style-name="Internet_20_link" text:visited-style-name="Visited_20_Internet_20_Link"/></text:p>
          </table:table-cell>
          <table:table-cell table:style-name="Table1.A1" office:value-type="string">
            <text:p text:style-name="Table_20_Contents">AL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Japaratuba" text:style-name="Internet_20_link" text:visited-style-name="Visited_20_Internet_20_Link"/></text:p>
          </table:table-cell>
          <table:table-cell table:style-name="Table1.A1" office:value-type="string">
            <text:p text:style-name="Table_20_Contents">S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peri" text:style-name="Internet_20_link" text:visited-style-name="Visited_20_Internet_20_Link"/></text:p>
          </table:table-cell>
          <table:table-cell table:style-name="Table1.A1" office:value-type="string">
            <text:p text:style-name="Table_20_Contents">RJ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pi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pira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poatã" text:style-name="Internet_20_link" text:visited-style-name="Visited_20_Internet_20_Link"/></text:p>
          </table:table-cell>
          <table:table-cell table:style-name="Table1.A1" office:value-type="string">
            <text:p text:style-name="Table_20_Contents">S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ponvar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porã" text:style-name="Internet_20_link" text:visited-style-name="Visited_20_Internet_20_Link"/></text:p>
          </table:table-cell>
          <table:table-cell table:style-name="Table1.A1" office:value-type="string">
            <text:p text:style-name="Table_20_Contents">M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purá_(Amazonas)" text:style-name="Internet_20_link" text:visited-style-name="Visited_20_Internet_20_Link"/></text:p>
          </table:table-cell>
          <table:table-cell table:style-name="Table1.A1" office:value-type="string">
            <text:p text:style-name="Table_20_Contents">AM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purá_(Paraná)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queira_(Pernambuco)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quirana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raguá_(Goiás)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raguá_do_Sul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raguari" text:style-name="Internet_20_link" text:visited-style-name="Visited_20_Internet_20_Link"/></text:p>
          </table:table-cell>
          <table:table-cell table:style-name="Table1.A1" office:value-type="string">
            <text:p text:style-name="Table_20_Contents">M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ramataia" text:style-name="Internet_20_link" text:visited-style-name="Visited_20_Internet_20_Link"/></text:p>
          </table:table-cell>
          <table:table-cell table:style-name="Table1.A1" office:value-type="string">
            <text:p text:style-name="Table_20_Contents">AL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rdim_(Ceará)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rdim_(Mato_Grosso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M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rdim_Alegre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rdim_de_Angicos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rdim_de_Piranhas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rdim_do_Mulato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rdim_do_Seridó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rdim_Olinda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rdinópolis_(Santa_Catarina)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rdinópolis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ri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rinu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ru" text:style-name="Internet_20_link" text:visited-style-name="Visited_20_Internet_20_Link"/></text:p>
          </table:table-cell>
          <table:table-cell table:style-name="Table1.A1" office:value-type="string">
            <text:p text:style-name="Table_20_Contents">R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taí_(Goiás)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taizinho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taúba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teí" text:style-name="Internet_20_link" text:visited-style-name="Visited_20_Internet_20_Link"/></text:p>
          </table:table-cell>
          <table:table-cell table:style-name="Table1.A1" office:value-type="string">
            <text:p text:style-name="Table_20_Contents">M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ti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tobá_(Maranhão)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tobá_(Pernambuco)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tobá_do_Piauí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ú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ú_do_Tocantins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aupaci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eceab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enipapo_de_Mina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enipapo_dos_Vieiras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equeri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equiá_da_Praia" text:style-name="Internet_20_link" text:visited-style-name="Visited_20_Internet_20_Link"/></text:p>
          </table:table-cell>
          <table:table-cell table:style-name="Table1.A1" office:value-type="string">
            <text:p text:style-name="Table_20_Contents">AL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equié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Jequitaí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equitibá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equitinhonh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eremoabo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ericó_(Paraíba)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eriquar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erônimo_Monteiro" text:style-name="Internet_20_link" text:visited-style-name="Visited_20_Internet_20_Link"/></text:p>
          </table:table-cell>
          <table:table-cell table:style-name="Table1.A1" office:value-type="string">
            <text:p text:style-name="Table_20_Contents">E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erumenha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esuâni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esuítas_(Paraná)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esúpolis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ijoca_de_Jericoacoara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i-Paraná" text:style-name="Internet_20_link" text:visited-style-name="Visited_20_Internet_20_Link"/></text:p>
          </table:table-cell>
          <table:table-cell table:style-name="Table1.A1" office:value-type="string">
            <text:p text:style-name="Table_20_Contents">R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iquiriçá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itaúna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oaçaba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oaím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oanési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oanópolis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oão_Alfredo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oão_Câmara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oão_Costa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oão_Dias_(Rio_Grande_do_Norte)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oão_Dourado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oão_Lisboa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oão_Monlevade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oão_Neiva" text:style-name="Internet_20_link" text:visited-style-name="Visited_20_Internet_20_Link"/></text:p>
          </table:table-cell>
          <table:table-cell table:style-name="Table1.A1" office:value-type="string">
            <text:p text:style-name="Table_20_Contents">E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oão_Pessoa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oão_Pinheiro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oão_Ramalho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oaquim_Felício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oaquim_Gomes" text:style-name="Internet_20_link" text:visited-style-name="Visited_20_Internet_20_Link"/></text:p>
          </table:table-cell>
          <table:table-cell table:style-name="Table1.A1" office:value-type="string">
            <text:p text:style-name="Table_20_Contents">AL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oaquim_Nabuco_(Pernambuco)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oaquim_Pires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oaquim_Távora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oca_Claudino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oca_Marques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óia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oinville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ordânia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ordão_(Acre)" text:style-name="Internet_20_link" text:visited-style-name="Visited_20_Internet_20_Link"/></text:p>
          </table:table-cell>
          <table:table-cell table:style-name="Table1.A1" office:value-type="string">
            <text:p text:style-name="Table_20_Contents">A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osé_Boiteux_(Santa_Catarina)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osé_Bonifácio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osé_da_Penha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osé_de_Freitas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José_Gonçalves_de_Mina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osé_Raydan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oselândia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osenópoli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oviânia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uarez_Távora_(Paraíba)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uarina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uatub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uazeirinho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uazeiro_(Bahia)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uazeiro_do_Norte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uazeiro_do_Piauí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ucás_(Ceará)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ucati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ucuruçu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ucurutu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uiz_de_For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úlio_Borges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úlio_de_Castilhos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úlio_Mesquit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umirim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unco_do_Maranhão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unco_do_Seridó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undiá_(Alagoas)" text:style-name="Internet_20_link" text:visited-style-name="Visited_20_Internet_20_Link"/></text:p>
          </table:table-cell>
          <table:table-cell table:style-name="Table1.A1" office:value-type="string">
            <text:p text:style-name="Table_20_Contents">AL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undiá_(Rio_Grande_do_Norte)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undiaí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undiaí_do_Sul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unqueiro" text:style-name="Internet_20_link" text:visited-style-name="Visited_20_Internet_20_Link"/></text:p>
          </table:table-cell>
          <table:table-cell table:style-name="Table1.A1" office:value-type="string">
            <text:p text:style-name="Table_20_Contents">AL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unqueirópolis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upi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upiá_(Santa_Catarina)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uquiá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uquitib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uramento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uranda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urema_(Pernambuco)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urema_(Piauí)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uripiranga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uru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uruá" text:style-name="Internet_20_link" text:visited-style-name="Visited_20_Internet_20_Link"/></text:p>
          </table:table-cell>
          <table:table-cell table:style-name="Table1.A1" office:value-type="string">
            <text:p text:style-name="Table_20_Contents">AM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uruai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uruti" text:style-name="Internet_20_link" text:visited-style-name="Visited_20_Internet_20_Link"/></text:p>
          </table:table-cell>
          <table:table-cell table:style-name="Table1.A1" office:value-type="string">
            <text:p text:style-name="Table_20_Contents">P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ussara_(Bahia)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ussara_(Goiás)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ussara_(Paraná)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Jussari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ussiape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utaí" text:style-name="Internet_20_link" text:visited-style-name="Visited_20_Internet_20_Link"/></text:p>
          </table:table-cell>
          <table:table-cell table:style-name="Table1.A1" office:value-type="string">
            <text:p text:style-name="Table_20_Contents">AM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uti" text:style-name="Internet_20_link" text:visited-style-name="Visited_20_Internet_20_Link"/></text:p>
          </table:table-cell>
          <table:table-cell table:style-name="Table1.A1" office:value-type="string">
            <text:p text:style-name="Table_20_Contents">M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Juveníli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Kaloré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ábrea" text:style-name="Internet_20_link" text:visited-style-name="Visited_20_Internet_20_Link"/></text:p>
          </table:table-cell>
          <table:table-cell table:style-name="Table1.A1" office:value-type="string">
            <text:p text:style-name="Table_20_Contents">AM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cerdópolis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dainh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dário" text:style-name="Internet_20_link" text:visited-style-name="Visited_20_Internet_20_Link"/></text:p>
          </table:table-cell>
          <table:table-cell table:style-name="Table1.A1" office:value-type="string">
            <text:p text:style-name="Table_20_Contents">M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faiete_Coutinho_(Bahia)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gamar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garto_(Sergipe)" text:style-name="Internet_20_link" text:visited-style-name="Visited_20_Internet_20_Link"/></text:p>
          </table:table-cell>
          <table:table-cell table:style-name="Table1.A1" office:value-type="string">
            <text:p text:style-name="Table_20_Contents">S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ges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go_da_Pedra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go_do_Junco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go_dos_Rodrigues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go_Verde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goa_(Paraíba)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goa_Alegre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goa_Bonita_do_Sul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goa_da_Canoa" text:style-name="Internet_20_link" text:visited-style-name="Visited_20_Internet_20_Link"/></text:p>
          </table:table-cell>
          <table:table-cell table:style-name="Table1.A1" office:value-type="string">
            <text:p text:style-name="Table_20_Contents">AL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goa_da_Confusão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goa_da_Prat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goa_d%27Anta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goa_de_Dentro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goa_de_Itaenga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goa_de_Pedras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goa_de_São_Francisco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goa_de_Velhos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goa_do_Barro_do_Piauí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goa_do_Carro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goa_do_Mato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goa_do_Ouro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goa_do_Piauí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goa_do_Sítio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goa_do_Tocantins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goa_dos_Gatos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goa_dos_Pato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goa_dos_Três_Cantos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goa_Dourad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goa_Formos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goa_Grande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goa_Grande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goa_Grande_do_Maranhão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Lagoa_Nova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goa_Real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goa_Salgada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goa_Santa_(Goiás)" text:style-name="Internet_20_link" text:visited-style-name="Visited_20_Internet_20_Link"/></text:p>
          </table:table-cell>
          <table:table-cell table:style-name="Table1.A1" office:value-type="string">
            <text:p text:style-name="Table_20_Contents">G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goa_Santa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goa_Seca_(Paraíba)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goa_Vermelha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goão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goinha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goinha_do_Piauí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guna_(Santa_Catarina)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guna_Carapã" text:style-name="Internet_20_link" text:visited-style-name="Visited_20_Internet_20_Link"/></text:p>
          </table:table-cell>
          <table:table-cell table:style-name="Table1.A1" office:value-type="string">
            <text:p text:style-name="Table_20_Contents">M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je_(Bahia)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je_do_Muriaé" text:style-name="Internet_20_link" text:visited-style-name="Visited_20_Internet_20_Link"/></text:p>
          </table:table-cell>
          <table:table-cell table:style-name="Table1.A1" office:value-type="string">
            <text:p text:style-name="Table_20_Contents">RJ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jeado_(Rio_Grande_do_Sul)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jeado_(Tocantins)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jeado_do_Bugre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jeado_Grande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jeado_Novo" text:style-name="Internet_20_link" text:visited-style-name="Visited_20_Internet_20_Link"/></text:p>
          </table:table-cell>
          <table:table-cell table:style-name="Table1.A1" office:value-type="string">
            <text:p text:style-name="Table_20_Contents">M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jedão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jedinho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jedo_(Pernambuco)" text:style-name="Internet_20_link" text:visited-style-name="Visited_20_Internet_20_Link"/></text:p>
          </table:table-cell>
          <table:table-cell table:style-name="Table1.A1" office:value-type="string">
            <text:p text:style-name="Table_20_Contents">P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jedo_do_Tabocal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jes_(Rio_Grande_do_Norte)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jes_Pintadas" text:style-name="Internet_20_link" text:visited-style-name="Visited_20_Internet_20_Link"/></text:p>
          </table:table-cell>
          <table:table-cell table:style-name="Table1.A1" office:value-type="string">
            <text:p text:style-name="Table_20_Contents">RN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jinh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marão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mbari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mim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ndri_Sales" text:style-name="Internet_20_link" text:visited-style-name="Visited_20_Internet_20_Link"/></text:p>
          </table:table-cell>
          <table:table-cell table:style-name="Table1.A1" office:value-type="string">
            <text:p text:style-name="Table_20_Contents">PI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pa_(Paraná)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pão_(Bahia)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ranja_da_Terra" text:style-name="Internet_20_link" text:visited-style-name="Visited_20_Internet_20_Link"/></text:p>
          </table:table-cell>
          <table:table-cell table:style-name="Table1.A1" office:value-type="string">
            <text:p text:style-name="Table_20_Contents">E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ranjal_(Minas_Gerais)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ranjal_(Paraná)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ranjal_Paulista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ranjeiras" text:style-name="Internet_20_link" text:visited-style-name="Visited_20_Internet_20_Link"/></text:p>
          </table:table-cell>
          <table:table-cell table:style-name="Table1.A1" office:value-type="string">
            <text:p text:style-name="Table_20_Contents">S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ranjeiras_do_Sul" text:style-name="Internet_20_link" text:visited-style-name="Visited_20_Internet_20_Link"/></text:p>
          </table:table-cell>
          <table:table-cell table:style-name="Table1.A1" office:value-type="string">
            <text:p text:style-name="Table_20_Contents">PR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ssance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stro_(Paraíba)" text:style-name="Internet_20_link" text:visited-style-name="Visited_20_Internet_20_Link"/></text:p>
          </table:table-cell>
          <table:table-cell table:style-name="Table1.A1" office:value-type="string">
            <text:p text:style-name="Table_20_Contents">PB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urentino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uro_de_Freitas" text:style-name="Internet_20_link" text:visited-style-name="Visited_20_Internet_20_Link"/></text:p>
          </table:table-cell>
          <table:table-cell table:style-name="Table1.A1" office:value-type="string">
            <text:p text:style-name="Table_20_Contents">BA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uro_Müller_(Santa_Catarina)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vandeira_(Tocantins)" text:style-name="Internet_20_link" text:visited-style-name="Visited_20_Internet_20_Link"/></text:p>
          </table:table-cell>
          <table:table-cell table:style-name="Table1.A1" office:value-type="string">
            <text:p text:style-name="Table_20_Contents">TO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vínia_(São_Paulo)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<text:a xlink:type="simple" xlink:href="https://pt.wikipedia.org/wiki/Lavras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vras_da_Mangabeira" text:style-name="Internet_20_link" text:visited-style-name="Visited_20_Internet_20_Link"/></text:p>
          </table:table-cell>
          <table:table-cell table:style-name="Table1.A1" office:value-type="string">
            <text:p text:style-name="Table_20_Contents">CE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vras_do_Sul" text:style-name="Internet_20_link" text:visited-style-name="Visited_20_Internet_20_Link"/></text:p>
          </table:table-cell>
          <table:table-cell table:style-name="Table1.A1" office:value-type="string">
            <text:p text:style-name="Table_20_Contents">RS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avrinhas" text:style-name="Internet_20_link" text:visited-style-name="Visited_20_Internet_20_Link"/></text:p>
          </table:table-cell>
          <table:table-cell table:style-name="Table1.A1" office:value-type="string">
            <text:p text:style-name="Table_20_Contents">SP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eandro_Ferreira" text:style-name="Internet_20_link" text:visited-style-name="Visited_20_Internet_20_Link"/></text:p>
          </table:table-cell>
          <table:table-cell table:style-name="Table1.A1" office:value-type="string">
            <text:p text:style-name="Table_20_Contents">MG</text:p>
          </table:table-cell>
        </table:table-row>
        <table:table-row table:style-name="Table1.1">
          <table:table-cell table:style-name="Table1.A1" office:value-type="string">
            <text:p text:style-name="Table_20_Contents"><text:a xlink:type="simple" xlink:href="https://pt.wikipedia.org/wiki/Lebon_Régis" text:style-name="Internet_20_link" text:visited-style-name="Visited_20_Internet_20_Link"/></text:p>
          </table:table-cell>
          <table:table-cell table:style-name="Table1.A1" office:value-type="string">
            <text:p text:style-name="Table_20_Contents">SC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4T13:55:51.840529637</meta:creation-date>
    <dc:date>2023-01-14T14:24:03.465489610</dc:date>
    <meta:editing-duration>PT28M12S</meta:editing-duration>
    <meta:editing-cycles>2</meta:editing-cycles>
    <meta:generator>LibreOffice/7.4.3.2$Linux_X86_64 LibreOffice_project/40$Build-2</meta:generator>
    <meta:document-statistic meta:table-count="1" meta:image-count="0" meta:object-count="0" meta:page-count="61" meta:paragraph-count="2698" meta:word-count="2698" meta:character-count="5396" meta:non-whitespace-character-count="5396"/>
  </office:meta>
</office:document-meta>
</file>